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variant="normal" fo:text-transform="none" fo:color="#ffffff" style:font-name="Roboto" fo:font-size="12pt" fo:letter-spacing="normal" fo:font-style="normal" fo:font-weight="bold" style:font-style-asian="normal" style:font-style-complex="normal"/>
    </style:style>
    <style:style style:name="P5" style:family="paragraph" style:parent-style-name="Standard">
      <style:text-properties fo:color="#ffffff"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variant="normal" fo:text-transform="none" fo:color="#4d5156" style:font-name="Roboto" fo:font-size="10.5pt" fo:letter-spacing="normal" fo:font-weight="normal"/>
    </style:style>
    <style:style style:name="T3" style:family="text">
      <style:text-properties fo:font-variant="normal" fo:text-transform="none" fo:color="#4d5156" style:font-name="Roboto" fo:font-size="10.5pt" fo:letter-spacing="normal" fo:font-style="normal" fo:font-weight="normal"/>
    </style:style>
    <style:style style:name="T4" style:family="text">
      <style:text-properties fo:font-variant="normal" fo:text-transform="none" fo:color="#4d5156" fo:letter-spacing="normal"/>
    </style:style>
    <style:style style:name="T5" style:family="text">
      <style:text-properties fo:font-variant="normal" fo:text-transform="none" fo:color="#5f6368" style:font-name="Roboto" fo:font-size="10.5pt" fo:letter-spacing="normal" fo:font-style="normal" fo:font-weight="bold"/>
    </style:style>
    <style:style style:name="T6" style:family="text">
      <style:text-properties fo:font-variant="normal" fo:text-transform="none" fo:color="#ffffff" style:font-name="Roboto" fo:font-size="12pt" fo:letter-spacing="normal" fo:font-style="normal" fo:font-weight="bold" style:font-style-asian="normal" style:font-style-complex="normal"/>
    </style:style>
    <style:style style:name="T7" style:family="text">
      <style:text-properties fo:font-variant="normal" fo:text-transform="none" fo:color="#ffffff" fo:letter-spacing="normal" fo:font-style="normal" style:font-style-asian="normal" style:font-style-complex="normal"/>
    </style:style>
    <style:style style:name="T8" style:family="text">
      <style:text-properties fo:font-style="normal" style:font-style-asian="normal" style:font-style-complex="normal"/>
    </style:style>
    <style:style style:name="T9" style:family="text">
      <style:text-properties fo:color="#ffffff"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stounding. The company that owned it, that owned Captain Joaxi Quin for that matter, was a master of squeezing maximum performance with minimum capital investment. </text:p>
      <text:p text:style-name="Standard"/>
      <text:p text:style-name="Standard">What is engine oil level? Asked Capitain Quin curtly.</text:p>
      <text:p text:style-name="Standard"/>
      <text:p text:style-name="Standard">Oil is at 67% sir. </text:p>
      <text:p text:style-name="Standard"/>
      <text:p text:style-name="Standard">Increase thrust to 41%.</text:p>
      <text:p text:style-name="Standard"/>
      <text:p text:style-name="Standard">“Should you be operating at 67% oil levels capitan? Isn’t that dangerous to the equipment?”</text:p>
      <text:p text:style-name="Standard"/>
      <text:p text:style-name="Standard">The Companign company auditor had been flying at his side for the past six months. Taking detailed notes, questioning the capitan, his crew, and gobbling up every last ounce of leeway and freedom that being a captain on a far flung trader had granted. </text:p>
      <text:p text:style-name="Standard"/>
      <text:p text:style-name="Standard">“Zuoquo Pan thruster engine is one of best ever built. Can safely operate with oil levels below 32% and heat at over 1300 degrees. How do you think we maintain cost effectiveness? Replace every bolt once the paint worn off? ”</text:p>
      <text:p text:style-name="Standard"/>
      <text:p text:style-name="Standard">The auditor was quiet but the crew laughed and Capitan Quin smilled his gap toothed, silver filled smile. His eyes flicked instinctively to the calendar. 152.083 days until vacation time. He crunched another anti-depresant, rage inhibitor between his teeth.</text:p>
      <text:p text:style-name="Standard"/>
      <text:p text:style-name="Standard">Engine oil level? </text:p>
      <text:p text:style-name="Standard"><text:s/>52%</text:p>
      <text:p text:style-name="Standard"/>
      <text:p text:style-name="Standard">Decrease thrust to 21 units. </text:p>
      <text:p text:style-name="Standard"/>
      <text:p text:style-name="Standard">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Standard"/>
      <text:p text:style-name="Standard">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med the auditor in laughter. </text:p>
      <text:p text:style-name="Standard"/>
      <text:p text:style-name="Standard">“Boahui” cried one old woman, and others laughed even harder. The word translated to “land legged boy” </text:p>
      <text:p text:style-name="Standard"/>
      <text:p text:style-name="Standard"><text:s/>The auditor stood. “You filthy hantoese are so crude. Any chance to hoot like a monkey and you take it. You might have warned me.”</text:p>
      <text:p text:style-name="Standard"/>
      <text:p text:style-name="Standard">“I’m from new loa bong” thought the captain “not that this idiot would care” Most of the corporate structure didn’t take the time to learn any of the ethnic, social religious, or historical facets <text:s/>that made each unique member of the hundred tribes corporate lumped under “hantoese.” Most just wore the <text:soft-page-break/>digital translators that barked out common mandrin in stilted automated voices. And this auditor was no different. </text:p>
      <text:p text:style-name="Standard"/>
      <text:p text:style-name="Standard">Joaxi Quin was moving before the translator could even start it’s sentance.</text:p>
      <text:p text:style-name="Standard"/>
      <text:p text:style-name="Standard">“Captain- let’s go to the engine room- I want to inspect the equipment you say isn’t being damaged.” </text:p>
      <text:p text:style-name="Standard"/>
      <text:p text:style-name="Standard">He knew english, and could speak it when it pleased him, but any devide he could throw between himself and the auditor he would gladly use. </text:p>
      <text:p text:style-name="Standard"/>
      <text:p text:style-name="Standard">Laugher followed them, growing quieter as they climbed hand over hand dropping down the level of the rocket to the engines. The observation platforms were small and crowded. The heat was immense. The air smelled of oil and fuel </text:p>
      <text:p text:style-name="Standard"/>
      <text:p text:style-name="Standard">“No touch” the captain said in mandrin, and grabbed the auditors hands. The rails were steaming hot and te captain had seen new engine workers grill the skin off their hands instantly.</text:p>
      <text:p text:style-name="Standard"/>
      <text:p text:style-name="Standard">Why do you let the engines leak this way capitan? </text:p>
      <text:p text:style-name="Standard"/>
      <text:p text:style-name="Standard">“When they stop leaking its the problem. means they are out of oil.” </text:p>
      <text:p text:style-name="Standard"/>
      <text:p text:style-name="Standard">“These engines are worth more than you, more than your whole crew capitain. They must be treated with their best longevity in mind.”</text:p>
      <text:p text:style-name="Standard"/>
      <text:p text:style-name="Standard">“I only get 400,000 credits for maintenance. Full repairs makes no money.”</text:p>
      <text:p text:style-name="Standard"/>
      <text:p text:style-name="Standard">The capitan leaned agaist the outside plates, the coolest portion of this sweltering bay.</text:p>
      <text:p text:style-name="Standard"/>
      <text:p text:style-name="Standard">“You’ve just got to utilize the funds you’re given differently capitain. I’m sure you’re just squandering them somewhere, most captains are.”</text:p>
      <text:p text:style-name="Standard"/>
      <text:p text:style-name="Standard">“Cannot feed crew, maintain engine perfect, and make deadlines.” </text:p>
      <text:p text:style-name="Standard"/>
      <text:p text:style-name="Standard">“Well I ashure you don’t have to do all those things.”</text:p>
      <text:p text:style-name="Standard"/>
      <text:p text:style-name="Standard">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Standard"/>
      <text:p text:style-name="Standard">Hmong Traditional Song plays now.</text:p>
      <text:p text:style-name="Standard">https://www.youtube.com/watch?v=bGh-B09y5i0</text:p>
      <text:p text:style-name="Standard"/>
      <text:p text:style-name="Standard">He spoke to his father now. As the ship depresurized and the everpresent smell of pig flooded the engine room. </text:p>
      <text:p text:style-name="Standard">Another ag slug on the nearly four light year long journey around the system.</text:p>
      <text:p text:style-name="Standard"><text:s text:c="2"/>“We never would have stood for this father. Not when we were together. Not when we had the oolong. </text:p>
      <text:p text:style-name="Standard"><text:soft-page-break/>Joaxi Quin looked at his stressor indicator wired under the skin of his wrist. . It was level 454. He chewed another tablet, and another.</text:p>
      <text:p text:style-name="Standard"><text:s/>“You have seen many things father. But I hope your ship has not become one of the stariving ships.”</text:p>
      <text:p text:style-name="Standard"/>
      <text:p text:style-name="Standard">As he walked to the decks where the new shipment was being unloaded he could almost hear his father speaking. </text:p>
      <text:p text:style-name="Standard"/>
      <text:p text:style-name="Standard">“What are the five duty’s of a captain?”</text:p>
      <text:p text:style-name="Standard"/>
      <text:p text:style-name="Standard">“Care for his crew as he would care for himself, as his family.”</text:p>
      <text:p text:style-name="Standard"/>
      <text:p text:style-name="Standard">“Be more clever than his enemy”</text:p>
      <text:p text:style-name="Standard"/>
      <text:p text:style-name="Standard">“Become rich”</text:p>
      <text:p text:style-name="Standard"/>
      <text:p text:style-name="Standard">“Leave the gods and ancestors their due”</text:p>
      <text:p text:style-name="Standard"/>
      <text:p text:style-name="Standard">“Train the next captains to their duty.” </text:p>
      <text:p text:style-name="Standard"/>
      <text:p text:style-name="Standard">“Father how can I do these duties with the corporates wires in me telling them everything? And the pills to keep me calm and docile and</text:p>
      <text:p text:style-name="Standard"><text:s/>the engines rigged to gas everyone aboard if we steal them? </text:p>
      <text:p text:style-name="Standard"/>
      <text:p text:style-name="Standard">You must simply be more clever than your enemy. With enemies like the Copangyoung company that was harder and harder to do. </text:p>
      <text:p text:style-name="Standard"/>
      <text:p text:style-name="Standard">The capitain touched his fingers to his temple. A sign of respect to his father. I will see what I can do father. I will see what I can do.</text:p>
      <text:p text:style-name="Standard"/>
      <text:p text:style-name="Standard">A few fast steps and a slide down the latter railing and he was at the loading dock. He could hear the auditor.</text:p>
      <text:p text:style-name="Standard"><text:s/>Complaining to the air in English “What a crude machine. Doesn’t even have lifts! Latters imagine. Suppose its good enough for these animals.”</text:p>
      <text:p text:style-name="Standard"/>
      <text:p text:style-name="Standard">The doors to the loading section opened with a screech. Crew and cargo pressed in close. They were almost done with their </text:p>
      <text:p text:style-name="Standard">loop and the thrush was full to the brim. Men pressed forward with meagre trading goods the thrush would exchange for the bounty of</text:p>
      <text:p text:style-name="Standard"><text:s/>agricultural products waiting on the surface. </text:p>
      <text:p text:style-name="Standard"/>
      <text:p text:style-name="Standard">The captain watched with pleasure as a market bloomed in an instant from the loading door platform. </text:p>
      <text:p text:style-name="Standard">Strong men pulled wires taught and sunk steaks into the rich loamy earth of the biodome floor. </text:p>
      <text:p text:style-name="Standard">Others climed like acrobats up the wires, silken hangings strung to their back. A pavilion covered the </text:p>
      <text:p text:style-name="Standard">bazzarr from the false sunlight of the mirrored focusers. In a moment the sounds of a pagent erupped and he and his </text:p>
      <text:p text:style-name="Standard">people played the practiced part given to them to survive. </text:p>
      <text:p text:style-name="Standard"/>
      <text:p text:style-name="Standard">“History is a powerful weapon.” Captain Joquin <text:s/>could hear his father say. As he walked the stalls and little alley ways of the market bazzar</text:p>
      <text:p text:style-name="Standard"><text:soft-page-break/><text:s/>he looked for his apprentices. </text:p>
      <text:p text:style-name="Standard"/>
      <text:p text:style-name="Standard">As he rounded the sharp corner of a small alley there they were. Three youth, as different as stone, silk, and the fragil body of a broken bug. </text:p>
      <text:p text:style-name="Standard"/>
      <text:p text:style-name="Standard">The three youth bowed, their little brown faces <text:s/>accented by the signs of their apprenticeship, a white towel wrapped around their neck and head.</text:p>
      <text:p text:style-name="Standard"/>
      <text:p text:style-name="Standard">“Kowareta kamakiri where is the auditor?” Asked the capitain. To a young boy, suspended in grav lifts. </text:p>
      <text:p text:style-name="Standard"/>
      <text:p text:style-name="Standard">“He is in the west side market, offending our people and farmers alike with almost everyword he utters, sir.”</text:p>
      <text:p text:style-name="Standard"/>
      <text:p text:style-name="Standard">Very good said the capitain chuckling at the crippled boys acerbic wit.</text:p>
      <text:p text:style-name="Standard"/>
      <text:p text:style-name="Standard">And <text:s/>Shirukuwāmu where are we? He asked the small girl crouching on the edge of a traders roof, her lithe body leaning from the pole she grasped</text:p>
      <text:p text:style-name="Standard"><text:s/>like a sailor in the wind. </text:p>
      <text:p text:style-name="Standard"/>
      <text:p text:style-name="Standard">“We are in the snakes scales, in the red rome system, on the eigthth of the hags knots.</text:p>
      <text:p text:style-name="Standard"><text:s/>The little woman who’s stalls they stood near laughed in pleasure, as if the conversation were about her.</text:p>
      <text:p text:style-name="Standard"><text:s/>She smiled a gum filled smile and counted out knots on her kerchief, each tied through a solid gold coin, or looped around a gem,</text:p>
      <text:p text:style-name="Standard"><text:s/>or precious vial of machine fluid or spacecraft part, that made up her only ornimentation and fiscal reserves. </text:p>
      <text:p text:style-name="Standard"/>
      <text:p text:style-name="Standard">And you Orokana ishi? What are the names of these peoples? </text:p>
      <text:p text:style-name="Standard"/>
      <text:p text:style-name="Standard">“This foolish one does not know capitan.” The boys large round face begain to turn crimson under the capitains withering eye. </text:p>
      <text:p text:style-name="Standard"/>
      <text:p text:style-name="Standard">The boy was one of the largest humans on the trader thrush. His strength was only rivaled in size by his stupendus stupidity. But he was a QuenQuen,</text:p>
      <text:p text:style-name="Standard"><text:s/>and his father had been a capitain, before the war, before the corporate subjugation. He would have the opportunity to be an apperntice, but the Jow Quin </text:p>
      <text:p text:style-name="Standard">suspected he would not pass to capitain. </text:p>
      <text:p text:style-name="Standard"/>
      <text:p text:style-name="Standard">These people are the Ahaamisarites. The captain looked back in his photo graphic memory at a catalouge he had once read of all t</text:p>
      <text:p text:style-name="Standard">he gene stock the Company owned. </text:p>
      <text:p text:style-name="Standard"/>
      <text:p text:style-name="Standard">Ahaamisarites. Farmers, obedient adherants to the farm commune model of society, these hardy people are known to be excelent producers</text:p>
      <text:p text:style-name="Standard"><text:s/>in the roughest of systems. Plant these where others would be depressed, or founder for lack of contact. </text:p>
      <text:p text:style-name="Standard">They need little in the way of maintenence, and their faith system gives an added bonus of a sharing mentality and a mind to cost effectiveness</text:p>
      <text:p text:style-name="Standard"><text:s/>that any corperation can appreciate. They are not susseptible to revolt, but are ruthless merchants and <text:soft-page-break/>will gain a controlling interest in any mercantile operation with rapid efficiency.</text:p>
      <text:p text:style-name="Standard">Do not to give access to credits or stock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wesome scottish music. </text:p>
      <text:p text:style-name="Standard">https://www.youtube.com/watch?v=hnSNfxjrwck</text:p>
      <text:p text:style-name="Standard"/>
      <text:p text:style-name="Standard"/>
      <text:p text:style-name="Standard"/>
      <text:p text:style-name="Standard"/>
      <text:p text:style-name="Standard">"Don't we trade with them Capitan?" asked the Stone, a look of genuine concern on his face.</text:p>
      <text:p text:style-name="Standard"/>
      <text:p text:style-name="Standard">Yes stone we do. With coin minted of plasti-steel. A fourtune here would amount to a pile of twigs at the true</text:p>
      <text:p text:style-name="Standard">markets. Shall I mint you a kingdom? We've seventy five tons of plasti-steel aboard." said the capitain scathingly.</text:p>
      <text:p text:style-name="Standard"/>
      <text:p text:style-name="Standard">The boys face turned a deeper shade of red. </text:p>
      <text:p text:style-name="Standard"/>
      <text:p text:style-name="Standard">"The only things of real worth here are all the farm products they make." Said silk in a whisper. </text:p>
      <text:p text:style-name="Standard"/>
      <text:p text:style-name="Standard">"and the gene stock." Added the mantis. A shrewd one that boy. The captain looked at him with suprize and aproval There was a fortune in humanity here. </text:p>
      <text:p text:style-name="Standard">But that trade had been suppressed with the corprate take over. But it would take more than a generation for his </text:p>
      <text:p text:style-name="Standard">people to forget their ways. </text:p>
      <text:p text:style-name="Standard"/>
      <text:p text:style-name="Standard">So stone- do you see what it is we do here? How does a thrush flourish? </text:p>
      <text:p text:style-name="Standard"/>
      <text:p text:style-name="Standard">They walked out of the narrow alley where their tuttoring had begun. Ahamish children chased boys and girls of the </text:p>
      <text:p text:style-name="Standard">trader ship playfully. The farmers plain denim contrasted with the patterns and silks of the crew. Everywhere</text:p>
      <text:p text:style-name="Standard">around the four present and future captains, a carnival atmosphere pervaded. Stalls of brass pots and pans clattered</text:p>
      <text:p text:style-name="Standard">near the knife sellers juggling their wares and splitting apples off customers heads. The leather workers plied new</text:p>
      <text:p text:style-name="Standard">soles to boots, machinists welded broken farm machinery. And the ahamish drove sharp hard bargains, and the traders </text:p>
      <text:p text:style-name="Standard">paid in worthless coin. The herds and mountains of bounty from the farms made a slow river into the holds. </text:p>
      <text:p text:style-name="Standard"><text:soft-page-break/></text:p>
      <text:p text:style-name="Standard">But the boy could not see all of this. His eyes were taken by the strange clothes and the bodies of the young ladies</text:p>
      <text:p text:style-name="Standard">and the strange sounds and foods all around him. </text:p>
      <text:p text:style-name="Standard"/>
      <text:p text:style-name="Standard">We bring the farmers their things, their clothes and medicine and glasses, and they give us food, and water, and air.</text:p>
      <text:p text:style-name="Standard"/>
      <text:p text:style-name="Standard">Mantis and Silk both smiled at the poor fool, unable to see the casino like nature of the pagent around them. </text:p>
      <text:p text:style-name="Standard"/>
      <text:p text:style-name="Standard">the capitain shook his head. </text:p>
      <text:p text:style-name="Standard"/>
      <text:p text:style-name="Standard">"Stone when you are married- let your wife keep the books." they stopped at a crude wooden stall, a large iron pot</text:p>
      <text:p text:style-name="Standard">thick with verdigris and soot was bubbling the most apitizing arroma. Pig bone soup. the captain listened </text:p>
      <text:p text:style-name="Standard">as the Ahamish woman boasted about how her soup was special because the bones had marinated in a oven of spices</text:p>
      <text:p text:style-name="Standard">brown sugar for three weeks before they were boiled. She brought him a copper ladel full and motioned him to try it. </text:p>
      <text:p text:style-name="Standard"/>
      <text:p text:style-name="Standard">“Capitain” whispered Silk. "The Auditor is at the pig pens."</text:p>
      <text:p text:style-name="Standard"/>
      <text:p text:style-name="Standard">"Foau song" swore the capitain in the native dialect of his home asteroid. Come on my students. We will have to forgoe our bone broth soup. Stone looked more</text:p>
      <text:p text:style-name="Standard">upset about that than any of the chiding he had recieved for misisng his lessons. And the Mantis's face grew sour. </text:p>
      <text:p text:style-name="Standard">his stunted legs would not carry him at any speed. </text:p>
      <text:p text:style-name="Standard"/>
      <text:p text:style-name="Standard">"Vain Stone, stupid Stone" complained Stone to no one in paticular, "Stone is carved of marble but his brain </text:p>
      <text:p text:style-name="Standard">is made of clay. Why do you make your body so strong when your mind is so weak? The silk has her cunning charms and wit</text:p>
      <text:p text:style-name="Standard">the maintis is sharp and cruel, his claws miss no one. But stone has nothing but his stone body to weather the world. </text:p>
      <text:p text:style-name="Standard"/>
      <text:p text:style-name="Standard">The young woman looked dejected when the capitain apologized in english, "I am sorry but the duties of a captain</text:p>
      <text:p text:style-name="Standard">are many. I will return to try your most excellent soup when I have more time." He deftly slid a pouch of coins</text:p>
      <text:p text:style-name="Standard">into the young woman's hand and made a bow. She blushed at the courtesy and attention. </text:p>
      <text:p text:style-name="Standard"/>
      <text:p text:style-name="Standard">The group stood behind Stone, and the Mantis rode upon his back. The farmers and traders alike parted for the massive</text:p>
      <text:p text:style-name="Standard">youth. The captain watched silk. She practiced her games as they went to the pens. A pocket picked here, a disarming smile there</text:p>
      <text:p text:style-name="Standard">the red silk scarf dance that the farmers saw as harmless but the captain knew could end a man as softly and silently as a </text:p>
      <text:p text:style-name="Standard"><text:soft-page-break/>whisper and a kiss. </text:p>
      <text:p text:style-name="Standard"/>
      <text:p text:style-name="Standard">The the press of bodies and merchandise opened up to a central cirle near the loading ramps of the trader thrush. A sea </text:p>
      <text:p text:style-name="Standard">of pig flesh, mirrored the humans on the oposite side of the gate. There were chickens too, and one hundred and fifty one tons of vegitables,</text:p>
      <text:p text:style-name="Standard"><text:s/>mostly roots like potatoes, sugar beets and radishes</text:p>
      <text:p text:style-name="Standard">stood ready to be loaded. The farmer's elders the council of old men that did the bargaining were on the loading dock</text:p>
      <text:p text:style-name="Standard">and the auditor was speaking to them. A crowd had gathered and watched the exchange </text:p>
      <text:p text:style-name="Standard"/>
      <text:p text:style-name="Standard">"fool" he'll ruin the festival. He'll offend someone or show our hand and it will mean hell from these poor idiots.</text:p>
      <text:p text:style-name="Standard">The captain made a quick climb onto the dock and listened to the words being exchanged. </text:p>
      <text:p text:style-name="Standard">"Yes the Copangion company, by way of Landsdale owns this thrush, and your slug for that matter. You might know who your owners are. Its </text:p>
      <text:p text:style-name="Standard">in the perspectus."</text:p>
      <text:p text:style-name="Standard"/>
      <text:p text:style-name="Standard">"The lord owns this slug, sir. And I'd thank you not to forget it." Said good Brother Marsh his accent thickly germaic. </text:p>
      <text:p text:style-name="Standard"/>
      <text:p text:style-name="Standard">"Oh yes, I had read about your religions, quaint to encounter them first hand. Shall we conclude our business good brother?</text:p>
      <text:p text:style-name="Standard">"I read in the documents your Slug requires 250,000 credits to conclude the business? </text:p>
      <text:p text:style-name="Standard"/>
      <text:p text:style-name="Standard">I coulnd't take less than 500000 for this lot of fine pigs. Said Good brother Marsh. </text:p>
      <text:p text:style-name="Standard"/>
      <text:p text:style-name="Standard">The captain interjected here. Silk translated, so as to keep the auditor unaware of his english. </text:p>
      <text:p text:style-name="Standard"/>
      <text:p text:style-name="Standard">"Auditor, you're here in an observational position. I must protest, dealing with Good Brother Marsh is my duty."</text:p>
      <text:p text:style-name="Standard"/>
      <text:p text:style-name="Standard">The Company will be making significant changes, once my report is delivered. I hate waste and inefficiency. These food </text:p>
      <text:p text:style-name="Standard">goods are worth enough to raise the company stock three points if we deliver to the kessian mines in a good time. Every</text:p>
      <text:p text:style-name="Standard">moment you waste here cuts into our profits. Really these shows of trading are unnecessary. Get the merchandise loaded.</text:p>
      <text:p text:style-name="Standard"/>
      <text:p text:style-name="Standard">The elders eyes went wide. They smelled an opportunity. The crowd began to chatter. </text:p>
      <text:p text:style-name="Standard"/>
      <text:p text:style-name="Standard">The bounty of these farms are our own, and we owe nothing but to God and our conscience. We won't trade for 250,000 or</text:p>
      <text:p text:style-name="Standard">500,000. We will take 1.5 points of your stock though. Half for you and half for us is a fair trade if you're going to do</text:p>
      <text:p text:style-name="Standard">so well at these mines.</text:p>
      <text:p text:style-name="Standard"/>
      <text:p text:style-name="Standard">The Auditors laugh was high pitched and shrill. The traders around him winced, and the farmers stared at his oddity. </text:p>
      <text:p text:style-name="Standard"><text:soft-page-break/></text:p>
      <text:p text:style-name="Standard">A point and a half of stock? What would you do with stock? You ignorant yokle! Why a point and a half is worth mo</text:p>
      <text:p text:style-name="Standard"/>
      <text:p text:style-name="Standard">"IDIOT! thought the captain. "If they know their getting swindled they'll never sell." He moved inperceptibly.</text:p>
      <text:p text:style-name="Standard">Stone's upturned toes made a perfect point to hook his boot. With a deft sweep the giant of a boy was tumbling towards the </text:p>
      <text:p text:style-name="Standard">Auditor. </text:p>
      <text:p text:style-name="Standard"/>
      <text:p text:style-name="Standard">Watch out yelled the captain with mock concern. The gathered crowd gasped and the loading dock clanked as stone struck the Auditor from his feet</text:p>
      <text:p text:style-name="Standard">One paticularly large fist hit the auditor square in the nose and blood spattered his uniform. The ships crew laughed mercilessly, but the farmers had better manners</text:p>
      <text:p text:style-name="Standard">and only giggled behand open hands. </text:p>
      <text:p text:style-name="Standard"/>
      <text:p text:style-name="Standard">Stupid Hantonese! Spat the Auditor. I can't wait to be rid of you and your evil customs, this trip has been a burden. See that this boy is punished." The auditor </text:p>
      <text:p text:style-name="Standard">pushed himself up from the steel of the loading dock and clamped his gushing nose between two danty fingers. </text:p>
      <text:p text:style-name="Standard"/>
      <text:p text:style-name="Standard">Stupid stone indeed! chimed silk as she helped the Auditor to his feet. Your nose is quite broken. I can bring you to grandmother, she can set it for you</text:p>
      <text:p text:style-name="Standard"/>
      <text:p text:style-name="Standard">I'd sooner take medical attention from those pigs. </text:p>
      <text:p text:style-name="Standard"/>
      <text:p text:style-name="Standard">Grandmother is a company certified nurse Auditor, she has certificates and everything. said Silk comfortingly. Her room is clean and her instruments modern. </text:p>
      <text:p text:style-name="Standard">Come have a look, you wouldn't want your nose to heal crooked? </text:p>
      <text:p text:style-name="Standard"/>
      <text:p text:style-name="Standard">Well I hardly belive a hantonese could achive company certificates, but perhaps she'll have some Oxymendidn for the pain at least.</text:p>
      <text:p text:style-name="Standard"/>
      <text:p text:style-name="Standard">"Certainly" smiled silk and she led the man back inside the ship. The crowd quited. Attention was back at the deal makers. What would they trade for?</text:p>
      <text:p text:style-name="Standard">The dramas of the market were the most entertainment this farming comunity would recieve in months, and Captain Jaquin could put on a show. </text:p>
      <text:p text:style-name="Standard">he turned back to the elders </text:p>
      <text:p text:style-name="Standard"/>
      <text:p text:style-name="Standard">"Good Brother Marsh. The sun is hot and my mouth is dry. And my students cannot seem to keep one foot from tripping the other." Stone was again embarased</text:p>
      <text:p text:style-name="Standard">The captain made a mental note to thank him for the broken nose. "Perhaps we could pull out the pavilian and share some news of the outside world. Then you</text:p>
      <text:p text:style-name="Standard">could show us the stock, award your ribbons, and we could conclude our business? Perhaps we could buy a barrel of your excellent beer? </text:p>
      <text:p text:style-name="Standard"/>
      <text:p text:style-name="Standard">Good Borhter marsh smiled. The ahamish made a dark thick beer, and they would drink to excess, but only if someone else would buy the barrel. </text:p>
      <text:p text:style-name="Standard"/>
      <text:p text:style-name="Standard"><text:soft-page-break/>The crowd sputtered in exceitment. "Up up! Shouted the captain to a few of his men and they wired more tarpalins over head with deft arobatics. Wooden tables and chairs were brought out.</text:p>
      <text:p text:style-name="Standard">soon merchant and farmers were gathered dipping leather dirinking skins, and wooden mugs, and ornate brass cups, nto the farmers rich beer. The captain ordered a bowl of the bone broth</text:p>
      <text:p text:style-name="Standard">soup now that his troubles with the auditor were over. As the good brother's attention was on the new broached barrels of beer Mantis hobbled to the captains side.</text:p>
      <text:p text:style-name="Standard"/>
      <text:p text:style-name="Standard">"Sir, I've had these forgeries made up while you were talking. <text:s/>Stock certificates, company holofoil even. They'd fool anyone but a dutch crater banker."</text:p>
      <text:p text:style-name="Standard"/>
      <text:p text:style-name="Standard">"The penalty for forgery is hands." said the captain without emotion. He studied the young man's bent wrists. The palsy twisted him cruly and gave his arms </text:p>
      <text:p text:style-name="Standard">the shape that gave him his name. </text:p>
      <text:p text:style-name="Standard"/>
      <text:p text:style-name="Standard">"we're a thousand jumps from the treasury. The closest judge doesn't even work for our company and wouldn't have the codes to check the papers. And the farmers will never</text:p>
      <text:p text:style-name="Standard">leave this slug, and they'll be the ones holding the evidence." he said calmly. The captain slurped his soup. </text:p>
      <text:p text:style-name="Standard"/>
      <text:p text:style-name="Standard">"Show me the papers." mantis unclutched the sheaf of stock certificates with effort. "these are good. quite good. the captain bit the marker and it let a slighly </text:p>
      <text:p text:style-name="Standard">sour taste in his mouth. Another stamp of authenticity. </text:p>
      <text:p text:style-name="Standard"/>
      <text:p text:style-name="Standard">"Who did these? He should have a gallon of trade grade fuel and two nights in the pleasure houses for his efforts."</text:p>
      <text:p text:style-name="Standard"/>
      <text:p text:style-name="Standard">"I'll see that he does." said Mantis. </text:p>
      <text:p text:style-name="Standard"/>
      <text:p text:style-name="Standard">"And make sure you keep his tools. A captain cannot let crew decide for himself what he should forge or not."</text:p>
      <text:p text:style-name="Standard"/>
      <text:p text:style-name="Standard">Mantis nodded. "And what would you like for a reward? Said the captain. His eyes narrowed on the boy.</text:p>
      <text:p text:style-name="Standard"/>
      <text:p text:style-name="Standard">This one's reward is his captains approval." </text:p>
      <text:p text:style-name="Standard"/>
      <text:p text:style-name="Standard">"You have it." Said jaouQuin as he stuffed the forged stocks in his leather traders wallet with the ships documents and his captains papers.</text:p>
      <text:p text:style-name="Standard">Now go make sure the auditor is asleep. </text:p>
      <text:p text:style-name="Standard"/>
      <text:p text:style-name="Standard">As you say captain, and the boy shuflled off. </text:p>
      <text:p text:style-name="Standard"/>
      <text:p text:style-name="Standard">“That one will see the cracks in every wall. Best to keep him more occupied or he will land an enforcement team on the ship before we have figured out how to disarm the engine defenses. Best keep him busy.” Thought the captain to himself. </text:p>
      <text:p text:style-name="Standard"/>
      <text:p text:style-name="Standard">Stone was standing at the captain’s left side smiling absentmindedly at a very busty young ahamish who was singing a rhymin serving song and hefting platters full of brimming beer mugs in rhythm with her singing.</text:p>
      <text:p text:style-name="Standard"><text:soft-page-break/><text:s/>She would set and sing and set and sing and the people she served would hum as she served them. It made a pleasant sound like the dinging of one of the wooden clocks in the traders stalls. </text:p>
      <text:p text:style-name="Standard"/>
      <text:p text:style-name="Standard">As a back drop the trader thrush rose like an obelisk <text:s/>above the pastoral beauty of the green pasture fields and waving grains golden in the sun. </text:p>
      <text:p text:style-name="Standard"/>
      <text:p text:style-name="Standard">The repair crews crawled the hull <text:s/>of the thrush suspended by grav lifts. Bright blue sparks and welding spatter occasionally marked a new plate being sewed in place with fire and electricity.</text:p>
      <text:p text:style-name="Standard"/>
      <text:p text:style-name="Standard">One of the men, a new repair man the captain recognized suddenly screamed. The mans grav lift was shattered. A report of automatic fire starteled everyone in the agfield and market. All eyes </text:p>
      <text:p text:style-name="Standard">turned to the repairmans body as it cartwheeled in a spray of dropplets of blood and then stopped with a crackling crunch. Gun turrets bristled in a perimiter around each of the ships engines.</text:p>
      <text:p text:style-name="Standard"/>
      <text:p text:style-name="Standard">An metalic voice was audible above the russtle and chatter of the crowd </text:p>
      <text:p text:style-name="Standard"/>
      <text:p text:style-name="Standard">:MAINTAIN 50 METERS DISTANCE FROM MARK IV ENGINES: :PROPTERTY OF THE NEW LAN DALE COMPANY: :TRESPASSERS WILL BE SHOT ON SIGHT: </text:p>
      <text:p text:style-name="Standard"/>
      <text:p text:style-name="Standard">“Stone” whispered the capitan almost in the boy’s ears. <text:s/>The boy started and spilled his beer. </text:p>
      <text:p text:style-name="Standard"/>
      <text:p text:style-name="Standard">“yes Capitan” <text:s/>he said</text:p>
      <text:p text:style-name="Standard"/>
      <text:p text:style-name="Standard"><text:s/>“what are those” <text:s/>Asked JaiJIaQuin <text:s/>and pointed with a look from his eyes. </text:p>
      <text:p text:style-name="Standard"/>
      <text:p text:style-name="Standard">Stone turned and His boots clattered on the metallic grates that formed the base of the trading platform, It stood the height of two men and rose above the bustle of the market. </text:p>
      <text:p text:style-name="Standard"/>
      <text:p text:style-name="Standard">Even stone knows this thing said the boy and whipe’ed his hand three times across the back of his ear. </text:p>
      <text:p text:style-name="Standard"/>
      <text:p text:style-name="Standard">“These are the eyes of the auditor. They see the things we do” </text:p>
      <text:p text:style-name="Standard"/>
      <text:p text:style-name="Standard">"And what do we do stone?"</text:p>
      <text:p text:style-name="Standard"/>
      <text:p text:style-name="Standard">Stone whispered. “We want our ship back. We want her to be named the Mozu and wave the banners of Shap-ng-tsai and all his sons and their sons and the captains that will be.” </text:p>
      <text:p text:style-name="Standard"/>
      <text:p text:style-name="Standard">The captain also made the gesture with his ear to ward off the eyes of the company. </text:p>
      <text:p text:style-name="Standard"/>
      <text:p text:style-name="Standard">“Good stone. You will do the trading today.” Said the captain and he fished his leather traders wallet from the side pouch. </text:p>
      <text:p text:style-name="Standard">“Captain cap’ “ Stammered Stone. “I do not know the figures of this thing, and what is the price of pigs?” The captain could see the boy redding around the ears and his eyes darting about. </text:p>
      <text:p text:style-name="Standard">He looked at the table full of Ahamish all enjoying the barrels of beer he’d bought.</text:p>
      <text:p text:style-name="Standard"/>
      <text:p text:style-name="Standard">“They’d tear him apart normally” he thought. “Maybe they will now. It will be good for him” </text:p>
      <text:p text:style-name="Standard"/>
      <text:p text:style-name="Standard">“Stone you are to give them these as payment.” He handed the forged company stock certificates The holofoil shining brightly in the eternal summer sun. "Don't pay anything. Above .75 points of stock." </text:p>
      <text:p text:style-name="Standard"><text:soft-page-break/></text:p>
      <text:p text:style-name="Standard">"Sir I don't know what a point of stock is" The captain ignored him as he shuffled the boy closer and closer to the main table of the Ahamish </text:p>
      <text:p text:style-name="Standard"/>
      <text:p text:style-name="Standard">Good Brother Marsh was well and plenty drunk by now. The captain had tradded with the elder for many years and he could see the tinge of red even through the mans heavy beard. </text:p>
      <text:p text:style-name="Standard">The elders were on a main dias table. It held an auctioneers podium and gavel. The captain had sat through many a fair, part sunday sermon part stock trader's auction</text:p>
      <text:p text:style-name="Standard"/>
      <text:p text:style-name="Standard">Marsh could smell profits. And Stone was close enough now that the main table of Ahamish all bristled like pointer dogs. Harvest time for the money traders.</text:p>
      <text:p text:style-name="Standard"/>
      <text:p text:style-name="Standard">"Brothers, Sisters, children of a mighty God, all toilers in the feild and gleaners of the work of the mighty. Once again the duty's have been done, and</text:p>
      <text:p text:style-name="Standard">our everlasting god has fufilled his promise to us. We shuned sloth, and our lovestock grew, we sang in our weariness and the wheat grew near high as our voices to god.</text:p>
      <text:p text:style-name="Standard"/>
      <text:p text:style-name="Standard">"But now the moment of our stead fastness is at hand." Marsh had gripped the podium deeply and a tinge of sweat marked his fervered brow. He smelled of rich </text:p>
      <text:p text:style-name="Standard">brown beer. </text:p>
      <text:p text:style-name="Standard"/>
      <text:p text:style-name="Standard">"The trading is at hand! And Bucks and Vixens will be matched" </text:p>
      <text:p text:style-name="Standard"/>
      <text:p text:style-name="Standard"/>
      <text:p text:style-name="Standard"/>
      <text:p text:style-name="Standard"/>
      <text:p text:style-name="Standard"/>
      <text:p text:style-name="Standard">THE GIRL'S CHAPTER.</text:p>
      <text:p text:style-name="Standard"/>
      <text:p text:style-name="Standard">I was a red head once. And my eyes were green. Or maybe blue. My skin was fair with freckles and my greatest care in the world was a winning the first prize ribbon for pigs.</text:p>
      <text:p text:style-name="Standard">and the bolt of callico cloth that came with it. I was to be a blue ribbon vixen that year and eligible to be matched and I wanted nothing more than to wear</text:p>
      <text:p text:style-name="Standard">a new bonnet and dress of gold and cornflower blue pattern that I had seen in the prizes behind the glass where the candy was the children got for picking most, or </text:p>
      <text:p text:style-name="Standard">the heavy boots and duck cloth tousers and tool patterned leather the Bucks could win that made them men in the covenant. </text:p>
      <text:p text:style-name="Standard"/>
      <text:p text:style-name="Standard">Then Arthur Trillian. I know you know who he is. We've all heard of AT. But I met him. When he was still a living human. </text:p>
      <text:p text:style-name="Standard"/>
      <text:p text:style-name="Standard">Arthur could read. That is what made me follow him. That is what made me disobey. </text:p>
      <text:p text:style-name="Standard"/>
      <text:p text:style-name="Standard"/>
      <text:p text:style-name="Standard"/>
      <text:p text:style-name="Standard"><text:s/>Larua Ingles walked into the the doemed pod of the pig pen and smiled. She was tall for her age, and stronger than most of the boys. </text:p>
      <text:p text:style-name="Standard"/>
      <text:p text:style-name="Standard">"Alone alone alone littl piggies!" Every square inch of the doeme hung with glistening meat and <text:soft-page-break/>pulsing organs, a netowrk of tubes and syntheic skin coverings made each pig </text:p>
      <text:p text:style-name="Standard">safe from bacterial infections. A row after row of paired down pigs, only what was needed to produce meat was grown, and hung in the pulsing pumping network of </text:p>
      <text:p text:style-name="Standard">feeding tubes and waste gates.</text:p>
      <text:p text:style-name="Standard"/>
      <text:p text:style-name="Standard">Sooouie!! Pigs come here to see me! Wendy is off to neck with Harris and so the pen is ours today! No gossip, and no complaining! </text:p>
      <text:p text:style-name="Standard"/>
      <text:p text:style-name="Standard">The girl bent at a display screen and hundreds of animated pigs came to greet her. Her overalls were tan and crisp but faded. tools and tassles ornimeted </text:p>
      <text:p text:style-name="Standard">the beautiful body of the sixteen year old girl, on the edge of becoming a woman in her societies eyes.</text:p>
      <text:p text:style-name="Standard"/>
      <text:p text:style-name="Standard">"Reggie, and Wattson, and Tilda!" She pressed the noses of the projected pigs and drawn sparkels and stars erupted as she performed the needed action. Vital signs displayed above their heads. With each button touched her skin flushed and </text:p>
      <text:p text:style-name="Standard">the chimes played. Every few moments, at random a little hard pellet would roll out the bottom of the display. A reward.</text:p>
      <text:p text:style-name="Standard"/>
      <text:p text:style-name="Standard">LEMON my favorite. and she popped the food in her mouth and rolled it around her tounge. Her big smile got even bigger. the silava made her mouth shine ans she said</text:p>
      <text:p text:style-name="Standard"><text:s/>"check check check!" You look good, you're heart beat is normal. Your, OHHH a red one! We never get those today is a good day! I'm gonna save that one, ok back to chekcing your looing good good</text:p>
      <text:p text:style-name="Standard">CHARTS DONE! </text:p>
      <text:p text:style-name="Standard"/>
      <text:p text:style-name="Standard">and she scooped up the handful of sweet round pips and put them in one of the multitude of pockets in her overalls </text:p>
      <text:p text:style-name="Standard"/>
      <text:p text:style-name="Standard">"hungry piggies!" she squealed. Her boots clanked on the steel floor <text:s/>The flat enterance of the dome had a rusted valve marked FEED. She struggled to turn it, paused, then splayed a wrench through the flanges of </text:p>
      <text:p text:style-name="Standard">the valve and used the extra leverage to turn. </text:p>
      <text:p text:style-name="Standard"/>
      <text:p text:style-name="Standard">Ok ok ok everyone to their pens now! </text:p>
      <text:p text:style-name="Standard"/>
      <text:p text:style-name="Standard">The valve open a slurry of fat and grain poured through an industrial digester. The girl put her arms around the digester. It was warm, she could hear the rushing heart beat of </text:p>
      <text:p text:style-name="Standard">the five hundred pigs who's blood pumped around the permialbe memebrane of the digester. Waste flowed out of the blood in the heavy siv at the top, and then clean healthy blood</text:p>
      <text:p text:style-name="Standard">picked up food at the bottom. </text:p>
      <text:p text:style-name="Standard"/>
      <text:p text:style-name="Standard">hungry piggies hungry! good good everyone in their pens. Now how's everyone feeling todaaaaay the girl sung</text:p>
      <text:p text:style-name="Standard"/>
      <text:p text:style-name="Standard">Shall we all onink a happy tune!! I see you Reggie no grumping! We're happy singers! </text:p>
      <text:p text:style-name="Standard"/>
      <text:p text:style-name="Standard">Pigs and pork for faraway marts </text:p>
      <text:p text:style-name="Standard">sweet bacon but no farts! </text:p>
      <text:p text:style-name="Standard">remember clean the pipes make the charts.</text:p>
      <text:p text:style-name="Standard">wipe the sikns and check the heaaaarts!!! </text:p>
      <text:p text:style-name="Standard"><text:soft-page-break/></text:p>
      <text:p text:style-name="Standard">The girl danced up and down the isles, her flowing strong hair whipping behind her. As she pressed the feed light on each pig the screen showed an imamge of a happy ham slurping from a make belive trough. </text:p>
      <text:p text:style-name="Standard"/>
      <text:p text:style-name="Standard">Alright! Everyone fed? Everyone fattening? Time for some exersice! we have to grow those muscles strong! She stopped as one of the pigs on a top row glowed red.</text:p>
      <text:p text:style-name="Standard"/>
      <text:p text:style-name="Standard">Oh no who are you! she climbed the racks "what's the trouble mr. porker?" ohhh you're leaking! And durring feeding time!? you don't want that you'll go hungry.</text:p>
      <text:p text:style-name="Standard"/>
      <text:p text:style-name="Standard">deftly the girl pulled a packet of sealant from her overalls. The red blood and the warning light made the skin of her face crimson and her red hair like the blasting of</text:p>
      <text:p text:style-name="Standard"><text:s/>a furnace</text:p>
      <text:p text:style-name="Standard">the leaking tube was sizzled back in place. There we are. Good as new. You're getting fatter by the minute and your ready for exercise. A loud clang snapped through the room. </text:p>
      <text:p text:style-name="Standard"/>
      <text:p text:style-name="Standard">The girl hung behind the repaired pig, her eyes barely visible in the tip top of the multi story tower of meat. </text:p>
      <text:p text:style-name="Standard"/>
      <text:p text:style-name="Standard">it was a boy.....</text:p>
      <text:p text:style-name="Standard"/>
      <text:p text:style-name="Standard">A Technician! </text:p>
      <text:p text:style-name="Standard"/>
      <text:p text:style-name="Standard">"What are you doing here she whispered. Techs aren't allowed out of the tunnels without a work order and there's nothing wrong with the equipment here...</text:p>
      <text:p text:style-name="Standard"/>
      <text:p text:style-name="Standard">Watching and waiting are wise... she said quietly to herself and the pigs. </text:p>
      <text:p text:style-name="Standard"/>
      <text:p text:style-name="Standard">He was a thin boy. The techs did much work on little food. The sound of five hundred hearts pumping, and the </text:p>
      <text:p text:style-name="Standard">distant clinging chimes of the feeding screen were all she could hear, but she could see the sinewy male reaching out and touching one of her pigs. </text:p>
      <text:p text:style-name="Standard"/>
      <text:p text:style-name="Standard">“The meat! Its almost harvest time! He's hungry.” She looked at the thousands of pounds of meat that hung before her. “Shooot I'm hungry too! And she munched down one of her pellets. This one was tart and grape. </text:p>
      <text:p text:style-name="Standard"/>
      <text:p text:style-name="Standard">A tablet was in his hands. Its wires and probes were the mark of a technian, that and his tools. He struggled to even reach the hanging ham, and when he lifted it off of its supports it took him to the ground with a thud. </text:p>
      <text:p text:style-name="Standard"/>
      <text:p text:style-name="Standard">The technician look furtively at the meat, and he probed the wires deeply into the hanging hocks.</text:p>
      <text:p text:style-name="Standard">His face was cross, like the meat was not the hoped for answer to a long studied puzzle. The room waiting in anticipation. The hearts beat Laura popped another lemon candy and shifted her hanging weight from one leg clamped around the meat, to another. </text:p>
      <text:p text:style-name="Standard"/>
      <text:p text:style-name="Standard"><text:tab/>He wasn't coooking the meat, he wasn't tearing at it, aas one hungry would. But he was trying, in his own way to use it. He shifted sides. The air <text:s/>was thick with the smell of sytheitc skin plasticy <text:soft-page-break/>sweet and the heat of all the muslce contractoing and growing. </text:p>
      <text:p text:style-name="Standard"/>
      <text:p text:style-name="Standard">The boy drew a scalpel blade from his set of tools. Cut a nerve band in a pigs mucle. The meat stopped arching from the signal. Like a plow digging a furrow, the scaple now slid down and into the boys skin.</text:p>
      <text:p text:style-name="Standard"/>
      <text:p text:style-name="Standard">Laura shuddered instinctively, unable to fathom self damage of this extent. </text:p>
      <text:p text:style-name="Standard"/>
      <text:p text:style-name="Standard"><text:s/>He exposed a <text:s/>nerve bundle. The boys and the meats unique nerves hung for a moment as close as god and man in the creation of adam, then they touched and the muscle grew stiff and achingly tense. </text:p>
      <text:p text:style-name="Standard"/>
      <text:p text:style-name="Standard">The boys face was wide in smile. He teeth we not straight and there was a large gap between the fronts. His eyes were almost lost in the depth of his smile. The Blue of the artifical sky was brighter when he smilled.</text:p>
      <text:p text:style-name="Standard"/>
      <text:p text:style-name="Standard">“what is he doing whicspered laura, and before she could blink she had her answer. The boy twitched his arm and the meat stood at attention. He moved again and it welled taught like a cable under strain. </text:p>
      <text:p text:style-name="Standard"/>
      <text:p text:style-name="Standard">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Standard"/>
      <text:p text:style-name="Standard"><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Standard"/>
      <text:p text:style-name="Standard">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ongue, all the time staring at the boy. </text:p>
      <text:p text:style-name="Standard"/>
      <text:p text:style-name="Standard">A red warning light began to flash, sensors alarming at the pig who's heart was missing it's intake of blood. Laura reacted instinctively. </text:p>
      <text:p text:style-name="Standard"/>
      <text:p text:style-name="Standard">“Hey give him back his blood line!” She wished she'd not said anything at all. She scurried back behind the hog from which she had came and hid even closer, her face burred in the warm fold where the two great lobes of meat gave way to the cleft of the heart. </text:p>
      <text:p text:style-name="Standard"/>
      <text:p text:style-name="Standard">“Who's there's whispered the boy hoarsly. And he rappidly began to cut and tear at the nerves that braided him to the flesh. </text:p>
      <text:p text:style-name="Standard"/>
      <text:p text:style-name="Standard">“be brave Laura like mother, she didn't shy away from the bear! </text:p>
      <text:p text:style-name="Standard"/>
      <text:p text:style-name="Standard">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Standard"><text:soft-page-break/></text:p>
      <text:p text:style-name="Standard">For a brief moment the scaple stood erect in his hand, all too obviously a threat, they both looked at it and then the moment defused, the alternative too terrible. <text:s/>The scaple slid back in his pack. </text:p>
      <text:p text:style-name="Standard"/>
      <text:p text:style-name="Standard">“Whaaat are you doing?” She grabbed his arm and looked closely. He was obviously uncomfortable with being touched, but her curiosity over won. “do those lines make you the meat? How'd you do that?!”</text:p>
      <text:p text:style-name="Standard"/>
      <text:p text:style-name="Standard">“They're called nerves. Your body uses them like messenger wires to talk to your feet, and hands and eyes and such. I just grew some extras. There's plenty around if you look in the right places. “</text:p>
      <text:p text:style-name="Standard"/>
      <text:p text:style-name="Standard">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Standard"/>
      <text:p text:style-name="Standard">Her hand was the only thing holding the boy from shooting back into his den. She stood a good eight inches over the technician and her muscled and womanly frame held sixty pounds more human than the boy's poxy spindly figure. </text:p>
      <text:p text:style-name="Standard"/>
      <text:p text:style-name="Standard">“Stop frettin' I'm not going to turn you in. You might have sinned, but that's between you and the almighty, not for me to judge. And I'm no tattler.” <text:s/>She let go of the arm. </text:p>
      <text:p text:style-name="Standard"/>
      <text:p text:style-name="Standard">A deep sigh, relaxed, he began unhitching the remaining nerves, the meat jumped and bucked oddly as the nerves signals were severed. </text:p>
      <text:p text:style-name="Standard"/>
      <text:p text:style-name="Standard">“Did you learn that in tech training?” </text:p>
      <text:p text:style-name="Standard"/>
      <text:p text:style-name="Standard">“I taught myself”</text:p>
      <text:p text:style-name="Standard"/>
      <text:p text:style-name="Standard">“Nuh uh, you didn't have to to apprenticeship?” </text:p>
      <text:p text:style-name="Standard"/>
      <text:p text:style-name="Standard">“I read about it in...” </text:p>
      <text:p text:style-name="Standard"/>
      <text:p text:style-name="Standard">“You can read? You?! Show me. ”</text:p>
      <text:p text:style-name="Standard"/>
      <text:p text:style-name="Standard">“Can you read.” </text:p>
      <text:p text:style-name="Standard"/>
      <text:p text:style-name="Standard">“No.”</text:p>
      <text:p text:style-name="Standard"/>
      <text:p text:style-name="Standard">“How would you know if I can read then?” </text:p>
      <text:p text:style-name="Standard"/>
      <text:p text:style-name="Standard">The big industrial digester was still humming. Laura strutted to it. Blood trailed <text:s/>on her boots and dripped through the metal grates. </text:p>
      <text:p text:style-name="Standard"/>
      <text:p text:style-name="Standard">“What's this say?” Her arm out gesturing to the block letters FEED on the in let pipe. </text:p>
      <text:p text:style-name="Standard"/>
      <text:p text:style-name="Standard">“Feed”</text:p>
      <text:p text:style-name="Standard"/>
      <text:p text:style-name="Standard">Hmmmm.. That's an easy one. What does this say - </text:p>
      <text:p text:style-name="Standard"><text:soft-page-break/></text:p>
      <text:p text:style-name="Standard">“Plasma outlet” </text:p>
      <text:p text:style-name="Standard"/>
      <text:p text:style-name="Standard">“that was my biggest word. You <text:span text:style-name="T1">can read.”</text:span></text:p>
      <text:p text:style-name="P2"/>
      <text:p text:style-name="P1">In the round dome blue with artifical sunlight and the streching eternal cloudless sky five hundred hearts beat in slow rhythm <text:s/>and two hearts beat at speed. </text:p>
      <text:p text:style-name="P1"/>
      <text:p text:style-name="P1">Laura looked the boy up and down. Taking in the hundred things she'd been acculturated to look for, judge and measure.</text:p>
      <text:p text:style-name="P1"/>
      <text:p text:style-name="P1">His arms were thin and spindly face pale, his vocation low. All signs that she should shun him for better stock.</text:p>
      <text:p text:style-name="P1"/>
      <text:p text:style-name="P1"><text:span text:style-name="T2">MENE, MENE, TEKEL, UPHARSIN. NUMBER NUMBER </text:span><text:span text:style-name="Emphasis"><text:span text:style-name="T5">WEIGHT</text:span></text:span><text:span text:style-name="T4"> </text:span><text:span text:style-name="T2">DIVISION” <text:s/>she thought. A buck he is not. </text:span></text:p>
      <text:p text:style-name="P1"/>
      <text:p text:style-name="P1">They don't feed you techs much do they? </text:p>
      <text:p text:style-name="P1"/>
      <text:p text:style-name="P1">Head shaking the boy agreed. “say we have to stay skinny to fit in the crevices. Keep the pipes and pressure maintained.”</text:p>
      <text:p text:style-name="P1"/>
      <text:p text:style-name="P1">They both stood in the silence for a moment. Laura sniffed hard and wiped her nose on the back of her hand. Then to the front of her overalls for more pips. <text:s/></text:p>
      <text:p text:style-name="P1"/>
      <text:p text:style-name="P1">“DO you want to read?” He blurted out. </text:p>
      <text:p text:style-name="P1"><text:s/></text:p>
      <text:p text:style-name="P1">The thicc curls of her red hair bounced back as if he'd struck her. </text:p>
      <text:p text:style-name="P1"/>
      <text:p text:style-name="P1">Good Brother Marsh says vixens have no need of reading. He says it clutters the mind with vain ambitions that are not the perview of a lady of the lord. </text:p>
      <text:p text:style-name="P1"/>
      <text:p text:style-name="P1">There's so much more to the world than Marsh, than this slug, than anyone here can even fathom. So much beauty, pain, complexity. So much </text:p>
      <text:p text:style-name="P1"/>
      <text:p text:style-name="P1">He twittled with the wires of his tablet. Pulling them from the meat of the pig. Sliding them slowly, carefully back into their hardsided container. </text:p>
      <text:p text:style-name="P1"/>
      <text:p text:style-name="P1">“potential” </text:p>
      <text:p text:style-name="P1"/>
      <text:p text:style-name="P1">Eyes to the sky, blue and uniform he walked to the central control panel, near the digester. </text:p>
      <text:p text:style-name="P1"/>
      <text:p text:style-name="P1">In moments the screws were gone and the panel and all its web of wires was in the boys hands. These were things that Laura did not understand. But his movements were movements she could make. </text:p>
      <text:p text:style-name="P1"/>
      <text:p text:style-name="P1">“I can do anything this boy can do. I can do it better. I'm a blue ribbon vixen ” thought Laura </text:p>
      <text:p text:style-name="P1">She watched over his shoulder trying to learn the cypher of the wires </text:p>
      <text:p text:style-name="P1"/>
      <text:p text:style-name="P1">The sky shifted. In a moment it went from bright blue day to deep and utter black. </text:p>
      <text:p text:style-name="P1"><text:soft-page-break/></text:p>
      <text:p text:style-name="P1">She gasped and looked skyward. </text:p>
      <text:p text:style-name="P1">The stars. Said the boy </text:p>
      <text:p text:style-name="P1"/>
      <text:p text:style-name="P1">Swirling overhead were the trailing arms of the dancer nebula. The violent pulses of the Utrecht nova, long ancient before god was a though in man's mind, threw archs of light and waves of power that played the drums the dancer spun to. </text:p>
      <text:p text:style-name="P1"/>
      <text:p text:style-name="P1">And this is just one small corner, of one small room in the endless expanse of the galaxy. </text:p>
      <text:p text:style-name="P1"/>
      <text:p text:style-name="P1">Awe and wonder filled the girls heart. The grains of star dust quivverd and spasomed in arcane splendor and spoke to something deep inside of her, the thought of calico dresses and blue ribbons was dead. </text:p>
      <text:p text:style-name="P1"/>
      <text:p text:style-name="P1">What is this? She asked</text:p>
      <text:p text:style-name="P1"/>
      <text:p text:style-name="P1">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1"/>
      <text:p text:style-name="P1">This is real? </text:p>
      <text:p text:style-name="P1"/>
      <text:p text:style-name="P1">These are your neighbors he paused. </text:p>
      <text:p text:style-name="P1"/>
      <text:p text:style-name="P1">What's your name he said in a slow tone. Turning to her the control panel still hanging in his limp arms, wires wraping his ankles precariously as he moved.</text:p>
      <text:p text:style-name="P1"/>
      <text:p text:style-name="P1">“Laura, Laura Ingles Wilder.” She extended her hand in customary greeting, readying herself to show off her firm handshake and the inherent superiority it displayed.</text:p>
      <text:p text:style-name="P1"/>
      <text:p text:style-name="P1">The boy turned backward the wires unwinding. <text:s/>Laura's hand hanging like a tree leaning to the sun on a cliff face. <text:s/></text:p>
      <text:p text:style-name="P1"/>
      <text:p text:style-name="P1">Laura meet the dancer. Dancer this is Laura. </text:p>
      <text:p text:style-name="P1"/>
      <text:p text:style-name="P1">Laura looked up and extended her hand towards the constellation, the million mites of dust and gas streaming past seemed to clutch and grasp at her fingers, like the dancer took her proffered hand and </text:p>
      <text:p text:style-name="P1"/>
      <text:p text:style-name="P1">Laura spun in a twirl. The boy smiled. </text:p>
      <text:p text:style-name="P1"/>
      <text:p text:style-name="P1">“She's something isn't she?”</text:p>
      <text:p text:style-name="P1"/>
      <text:p text:style-name="P1">“She's splendid.” </text:p>
      <text:p text:style-name="P1"/>
      <text:p text:style-name="P1">“I'm sorry but you have to say good bye.” </text:p>
      <text:p text:style-name="P1"/>
      <text:p text:style-name="P1">“So soon? ” Laura's face fell, her arms drooping. The five hundred hearts beat a steady rhythm in the background. </text:p>
      <text:p text:style-name="P1"/>
      <text:p text:style-name="P1">The boy looked towards the door. Laura was brought back to the truth of the matter. </text:p>
      <text:p text:style-name="P1"><text:soft-page-break/></text:p>
      <text:p text:style-name="P1">“Oh god. The council. The elders. She moved quick like a sprinter and locked the airlock and jammed the hydraulics with a bar of steel as thick as her wrist that stood near the grooves of the door slides. </text:p>
      <text:p text:style-name="P1"/>
      <text:p text:style-name="P1">“Done that before?” </text:p>
      <text:p text:style-name="P1"/>
      <text:p text:style-name="P1">“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1"/>
      <text:p text:style-name="P1">“Last look.” </text:p>
      <text:p text:style-name="P1"/>
      <text:p text:style-name="P1">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1"/>
      <text:p text:style-name="P1">“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ceased to exist for a hundred centuries. </text:p>
      <text:p text:style-name="P1"/>
      <text:p text:style-name="P1">Laura was at the technician's arm. From her overalls she drew a packet of clot sealant and took the scapel from his vest without asking. He was tense in her hands and could not make eye contact with the taller, larger woman who was so deftly freeing him from wires, wounds, and nerves. </text:p>
      <text:p text:style-name="P1"/>
      <text:p text:style-name="P1">“Can I cut these? She motioned to the nerves. </text:p>
      <text:p text:style-name="P1"/>
      <text:p text:style-name="P1">“Below the nodes” </text:p>
      <text:p text:style-name="P1"/>
      <text:p text:style-name="P1">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1"/>
      <text:p text:style-name="P1">The arm sealed neatly under her expert care the only noticealbe markings were small pocks of skin that bunched together if the boy drew his bicept to full flexion. </text:p>
      <text:p text:style-name="P1"/>
      <text:p text:style-name="P1">Laura straightened her legs. Almost all evidence of the strangeness that had been happening was neatly tucked, bound and repaired. Only the un-hangared pork and the blood that lay like afterbirth would incriminate them. </text:p>
      <text:p text:style-name="P1"/>
      <text:p text:style-name="P1">I'll sterilize the floor if you'll hang the meat. </text:p>
      <text:p text:style-name="P1"/>
      <text:p text:style-name="P1">“you'd better hang it, I could hardly lift it.” </text:p>
      <text:p text:style-name="P1"><text:soft-page-break/></text:p>
      <text:p text:style-name="P1">In perfect squat form Laura bent deeply to the ground and grasped the swine to her chest, then settled deep into the squat and all the muscles in her legs and buttocks clenched in perfect unison. She searched blindly for the steel interface with the bone stump, then metal and bone meshed and The hefty hog hung once more. </text:p>
      <text:p text:style-name="P1"/>
      <text:p text:style-name="P1">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1"/>
      <text:p text:style-name="P1"><text:s/><text:line-break/>What are you doing she said after a few moments of watching him awkwardly snap suck at the candy.</text:p>
      <text:p text:style-name="P1"/>
      <text:p text:style-name="P1">“I've seen these but never had one before. The texture is.... odd.”</text:p>
      <text:p text:style-name="P1"/>
      <text:p text:style-name="P1">They're designed that way, never a same feeling twice. Crunch, then smooth, then bristly or firm like steak. Keeps you interested, keeps you eating. </text:p>
      <text:p text:style-name="P1"/>
      <text:p text:style-name="P1">He knodded and walked towards the open service grate. </text:p>
      <text:p text:style-name="P1"/>
      <text:p text:style-name="P1">Hey wait, that's it, you're gonna go? She stopped him with a heavy hand. </text:p>
      <text:p text:style-name="P1"/>
      <text:p text:style-name="P1">“I have so much to do, and I need to get back to my lab. I'm sorry.”</text:p>
      <text:p text:style-name="P1"/>
      <text:p text:style-name="P1">“No, I do not accept your apology. There was so much trouble here, trouble I didn't ask for. You owe me.” </text:p>
      <text:p text:style-name="P1"/>
      <text:p text:style-name="P1">He looked at his wrist, the wafer thin green watch barely visible under the wraps of wire, sensor stripes, and tools. He closed his eyes, a deep frown creased his face and his eyes spoke pain and regret.</text:p>
      <text:p text:style-name="P1"/>
      <text:p text:style-name="P1">“oh no. She said there'd be someone. IT's YOU?”</text:p>
      <text:p text:style-name="P1"/>
      <text:p text:style-name="P1">“Who's me?” </text:p>
      <text:p text:style-name="P1"/>
      <text:p text:style-name="P1">“Do you want to learn to read?” Asked the technician, holding the question out like a litmus test, eyes wide waiting a response. Able for the first time to make eye contact. </text:p>
      <text:p text:style-name="P1"/>
      <text:p text:style-name="P1">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1"/>
      <text:p text:style-name="P1">She wispered, so ingrained in her the ideas of propriety and protection from evil. But she did speak</text:p>
      <text:p text:style-name="P1"/>
      <text:p text:style-name="P1">“Yes” </text:p>
      <text:p text:style-name="P1"/>
      <text:p text:style-name="P1">The repsonse struck the technician and hung on him like thick greasy thunderclouds. He was <text:soft-page-break/>immediately animated. Rubbing his palms into his forehead and grimacing. Back arching he looked at her in disbelief. </text:p>
      <text:p text:style-name="P1"/>
      <text:p text:style-name="P1">“Yoou? A fourteen stone vixen, with hair like fire? You're who I was to look for?” He shook his head. “I'd never had found you” </text:p>
      <text:p text:style-name="P1"/>
      <text:p text:style-name="P1">“You found me now. And I've been here for years. You were looking for me?” </text:p>
      <text:p text:style-name="P1"/>
      <text:p text:style-name="P1">More words, more weather, the greasy thunderclouds now seaped into his clothes and he stood there sopping in regret and guilt. He checked his watch again. She could see the flicks of mental math as his eyes moved. </text:p>
      <text:p text:style-name="P1"/>
      <text:p text:style-name="P1">“A little under 36 hours until the trader thrush leaves. The basics at least. And with the lab in her hands, and who knows how long until hostile take over or rescue..... ” </text:p>
      <text:p text:style-name="P1"/>
      <text:p text:style-name="P1">he looked deeply at her. Seeing her almost to her bones. What's your family name? <text:line-break/><text:line-break/>“Wilder” </text:p>
      <text:p text:style-name="P1"/>
      <text:p text:style-name="P1">“With genealogy like that Survival almost entirely assured. Alright you may come. You will not like this. And you'll hate me. I'm sorry in advance.”</text:p>
      <text:p text:style-name="P1"/>
      <text:p text:style-name="P1">Siding sideways he turned his back to her and held the grate open as high as he could. <text:line-break/><text:line-break/>“Sorry doesn't count unless you take action to change and it sounds like you're just saying that to shut me up not like you really mean it.” </text:p>
      <text:p text:style-name="P1"/>
      <text:p text:style-name="P1">He said nothing. Unable, or unwilling to cope with anything more real than what he'd laid bare. He closed his eyes and went deep inside himself. </text:p>
      <text:p text:style-name="P1"/>
      <text:p text:style-name="P1">She waited until his meager frame was shaking under the weight of the floor grate. Then Laura hefted it with one arm. The weight gone, he looked up at her. She flexed the grate open high enough to accommodate her six feet of height </text:p>
      <text:p text:style-name="P1"/>
      <text:p text:style-name="P1">“First, promise me you'll act like a gentleman.” </text:p>
      <text:p text:style-name="P1"/>
      <text:p text:style-name="P1">“I promise” </text:p>
      <text:p text:style-name="P1"/>
      <text:p text:style-name="P1">“More” </text:p>
      <text:p text:style-name="P1"/>
      <text:p text:style-name="P1">“I promise on the gods, the guild, and the tools of my office. If I were to violate the honor of this woman may my tounge be torn from its throat never to speak lies again.”</text:p>
      <text:p text:style-name="P1"/>
      <text:p text:style-name="P1">“I'll make sure of it.” </text:p>
      <text:p text:style-name="P1"/>
      <text:p text:style-name="P1">“I'd get no use out of hurting you. You're safe.” He said.</text:p>
      <text:p text:style-name="P1"/>
      <text:p text:style-name="P1">She huched into the small space beneath the hog hold and let the grate clash back into place. </text:p>
      <text:p text:style-name="P1"/>
      <text:p text:style-name="P1"><text:soft-page-break/>Brother no wonder you technicians are so small. She squatted her legs and arched her neck to be able to pass through the path </text:p>
      <text:p text:style-name="P1"/>
      <text:p text:style-name="P1">It gets larger up ahead. </text:p>
      <text:p text:style-name="P1"/>
      <text:p text:style-name="P1">They walked through a maze of passages. Laura noted the turns in her head. One left, two right at the big pressure container. Their small capillary interfaced with a larger vein. Laura pulled herself through with her hands and stood erect. </text:p>
      <text:p text:style-name="P1"/>
      <text:p text:style-name="P1">He started to point out words. </text:p>
      <text:p text:style-name="P1"/>
      <text:p text:style-name="P1">“See this? This means pork habitat. P...o...r..k. <text:s/>” He glided his fine hand under the letters. Do you know your letters? <text:line-break/><text:line-break/>She shook her head and was ashamed, not for herself but for the feeling that something wasn't right. Something not right at home, here on their farm. </text:p>
      <text:p text:style-name="P1"/>
      <text:p text:style-name="P1">The large vein smelled of dirt, acid and chemicals. A deep mechanical rumbling grew stronger and stronger as they progressed.</text:p>
      <text:p text:style-name="P1"><text:line-break/>Have you ever been to the foot? </text:p>
      <text:p text:style-name="P1"/>
      <text:p text:style-name="P1">No, we're not allowed. Its for your group only. The acid is too dangerous. She waved at the pock marks and scars that scathed his body. </text:p>
      <text:p text:style-name="P1"/>
      <text:p text:style-name="P1">Oh yes. The blue ribbons and all. I've seen a few award ceremonies, from the grates. Breeding creates such pleasant results. I hope to architect flesh that perfect someday. But for now I'm proud of how I've progressed. </text:p>
      <text:p text:style-name="P1"/>
      <text:p text:style-name="P1">You used to be smaller? Do you lift? What's your bench? </text:p>
      <text:p text:style-name="P1"/>
      <text:p text:style-name="P1">“I'm about to hit some monstrous gains.”</text:p>
      <text:p text:style-name="P1"/>
      <text:p text:style-name="P1">“What with hooking up meat to yourself?” </text:p>
      <text:p text:style-name="P1"/>
      <text:p text:style-name="P1">Precisely. </text:p>
      <text:p text:style-name="P1"/>
      <text:p text:style-name="P1">You can't win awards like that. That's cheating. I won't tell on you everyone would know if you showed up with hunks of pork on you to the competition like that. </text:p>
      <text:p text:style-name="P1"/>
      <text:p text:style-name="P1">“I'm not after awards.” </text:p>
      <text:p text:style-name="P1"/>
      <text:p text:style-name="P1">“then what are you doing?”</text:p>
      <text:p text:style-name="P1"/>
      <text:p text:style-name="P1">“I wish I'd found you when I was supposed to. You really are the missing factor in the equation. I thought I could compensate for you being missing but I'm off by a factor of six. My solution is..... sub-optimal. </text:p>
      <text:p text:style-name="P1"/>
      <text:p text:style-name="P1"/>
      <text:p text:style-name="P1"><text:soft-page-break/></text:p>
      <text:p text:style-name="P1"><text:s/>When we're you supposed to find me. </text:p>
      <text:p text:style-name="P1"/>
      <text:p text:style-name="P1">“Eighteen months prior. I've had the main body of the transmission for thirty six but I've been unable to act in an meaningful way for sometime. It was only until recently I could make any substantial progress. <text:s/>With your skills I'm sure we'd be ahead“</text:p>
      <text:p text:style-name="P1"/>
      <text:p text:style-name="P1">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1"/>
      <text:p text:style-name="P1">He was nothing like the bucks she'd been conditioned to value. But she could feel something no one else gave her, not her father, not the bucks, not the other woman. </text:p>
      <text:p text:style-name="P1"/>
      <text:p text:style-name="P1">They stepped to a small observation and maintenance platform </text:p>
      <text:p text:style-name="P1"/>
      <text:p text:style-name="P1">“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1">and then shivver in splinters, the four hundred foot high wall of plasma sheilding would crackle and reverberate as the stone vaporized when it struck. </text:p>
      <text:p text:style-name="P1"/>
      <text:p text:style-name="P1">“I've never seen anything so big” </text:p>
      <text:p text:style-name="P1"/>
      <text:p text:style-name="P1">“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on gallons of acid flowing throught the foot. </text:p>
      <text:p text:style-name="P1"/>
      <text:p text:style-name="P1">“I've never had it laid out so precisely before” </text:p>
      <text:p text:style-name="P1"/>
      <text:p text:style-name="P1">they walked towards an accessway. Laura made another mental note of the direction they turned </text:p>
      <text:p text:style-name="P1"/>
      <text:p text:style-name="P1">It's all so huge. It makes me feel insignificant.”</text:p>
      <text:p text:style-name="P1"/>
      <text:p text:style-name="P1">One of the main reasons Farm folk aren't allowed down here. Technician's are inoculated against space herisy. Farmers get a look at all this land churned up by a mechanical plow, by the hand of man, and draw some conclusions that aren't appreciated. </text:p>
      <text:p text:style-name="P1"/>
      <text:p text:style-name="P1">How much land is there? </text:p>
      <text:p text:style-name="P1"/>
      <text:p text:style-name="P1">This planet is 783 miles in curcumference, which means at 2 mph that the slug moves (DO WE WANT THIS IN KM? SCIENCE IS IN KM.) We circle the planet once every 369 hours. </text:p>
      <text:p text:style-name="P1"/>
      <text:p text:style-name="P1">Laura had never heard facts like these before always there had been a shine of “god's ways” or mysteries of the tech, unknowable. </text:p>
      <text:p text:style-name="P1"/>
      <text:p text:style-name="P1"><text:soft-page-break/>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1"/>
      <text:p text:style-name="P1">Laura looked down the cavernous length of the slugs internals and the river of soil and stone that was melting and moving before her eyes. </text:p>
      <text:p text:style-name="P1"/>
      <text:p text:style-name="P1">Come on, let's go. I have things I need to show you. </text:p>
      <text:p text:style-name="P1"/>
      <text:p text:style-name="P1">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1"/>
      <text:p text:style-name="P1">Arthur patted the root with affectoion. </text:p>
      <text:p text:style-name="P1"/>
      <text:p text:style-name="P1">Isn't she beautiful? She took me six months to grow. One of the most amazing genetic engineering feats I've achoplmishe yet. </text:p>
      <text:p text:style-name="P1"/>
      <text:p text:style-name="P1">Laura ran her hands down the hard knotted surface of the root. There was pride in the technician's eyes.</text:p>
      <text:p text:style-name="P1"><text:line-break/>“I feel the same way about my pigs.” </text:p>
      <text:p text:style-name="P1"/>
      <text:p text:style-name="P1">If he heard her he did not ackwnoldge it. He climbed into the Maw. </text:p>
      <text:p text:style-name="P1"/>
      <text:p text:style-name="P1">Laura hesitated. If she was caught, alone and away form her station she'd be severly punnished. But she wanted to read. </text:p>
      <text:p text:style-name="P1"/>
      <text:p text:style-name="P1">Come on girl. Brave. She passed the steaming gnarled entrance and climbed into the laboratory. </text:p>
      <text:p text:style-name="P1"/>
      <text:p text:style-name="P1">The root was her guide as she crawed up the pipes and wires through to the hidden marvel that was Aurther's work shop. </text:p>
      <text:p text:style-name="P1"/>
      <text:p text:style-name="P1">It was circular and the floor was the pedal of the enormous root they had climbed. Overhead was an incredible light that the pedal was drinking in but it looked foreine and organic, nothing like the mettalic man made features of the slug around them. </text:p>
      <text:p text:style-name="P1"/>
      <text:p text:style-name="P1">Arther imediately was absorbed in the work on the bench in front of him. Without takeing his hands off the tinkering in front of him he arched his head towards a viewer on the wall. </text:p>
      <text:p text:style-name="P1"/>
      <text:p text:style-name="P1">Watch that. </text:p>
      <text:p text:style-name="P1"/>
      <text:p text:style-name="P1">Laura did not obey. </text:p>
      <text:p text:style-name="P1"/>
      <text:p text:style-name="P1">No no you have to do the guide bit for all this. </text:p>
      <text:p text:style-name="P1"/>
      <text:p text:style-name="P1">Aurther seemed stunned that he wasn't looking at his samples any longer, but instead spun around in his <text:soft-page-break/>chair and facing laura. </text:p>
      <text:p text:style-name="P1"/>
      <text:p text:style-name="P1">What is all this? How did you make that! What is that!!? Said Laura Why does it smell that way? </text:p>
      <text:p text:style-name="P1"/>
      <text:p text:style-name="P1">Aurthur blinked slowly. </text:p>
      <text:p text:style-name="P1"/>
      <text:p text:style-name="P1">I don't usually speak to people. I've reached the end of my social abilities. I'd like to be with my work please. </text:p>
      <text:p text:style-name="P1"/>
      <text:p text:style-name="P1">Well when can you tell me about this? </text:p>
      <text:p text:style-name="P1"/>
      <text:p text:style-name="P1">Watch the transmission and I will do my best to recharge. After that we can talk again, and I'll tell you about that. </text:p>
      <text:p text:style-name="P1"/>
      <text:p text:style-name="P1">Alllllright. Said Laura disapointedly. </text:p>
      <text:p text:style-name="P1"/>
      <text:p text:style-name="P1">Au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1"/>
      <text:p text:style-name="P1">The pedal was firm to lauras footsteps. She bounced across it to the terminal </text:p>
      <text:p text:style-name="P1"/>
      <text:p text:style-name="P1">“How the... how do you work this...</text:p>
      <text:p text:style-name="P1"/>
      <text:p text:style-name="P1">“The buttons on the bottom of the casing. The green one. Press it” said authur, his voice monotone and mechanical </text:p>
      <text:p text:style-name="P1"/>
      <text:p text:style-name="P1">Laura pressed the button and the screen glowed a cathode ray emerald green. She was met with a few choices. </text:p>
      <text:p text:style-name="P1"/>
      <text:p text:style-name="P1">“Choose viewer, then “Introduction” said Aruther as if he was looking over her shoulder. </text:p>
      <text:p text:style-name="P1"/>
      <text:p text:style-name="P1">She did as she was told and the screen faded to a video.</text:p>
      <text:p text:style-name="P1"/>
      <text:p text:style-name="P1">A portly homely woman's face filled the screen. She had intensely curly hair and her makeup was overdone. But underneath the trappings she wore to fit society was an incredibly kind and intelegent woman. </text:p>
      <text:p text:style-name="P1"/>
      <text:p text:style-name="P1">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1"/>
      <text:p text:style-name="P1">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1"/>
      <text:p text:style-name="P1">This tape contains the whole scientific knowledge, as well as engineering, mathematical, and social works that myself and my collegies have mastered. We pass this information on to you. This gift is for <text:soft-page-break/>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1"/>
      <text:p text:style-name="P1">To begin using this tape take the the following short test and then, and find the descrition number that best matches your scenario. Then follow the scenario number to the section that deals with that paticular curcumstance </text:p>
      <text:p text:style-name="P1"/>
      <text:p text:style-name="P1"><text:line-break/><text:line-break/>You have a unique blend of skills and materials at your desposal. Please take the time to discover <text:s/>how you can use your skills to make it to Antioch. To see the truth. </text:p>
      <text:p text:style-name="P1"/>
      <text:p text:style-name="P1">“The truth?” said Laura to herself. She began the test. It asked detailed questions about where she lived, what her skills were, how transportation was aranged in the area she worked on.”</text:p>
      <text:p text:style-name="P1"/>
      <text:p text:style-name="P1">“Your scenario is section 105.” Please make that selection. </text:p>
      <text:p text:style-name="P1"/>
      <text:p text:style-name="P1">Laura pushed the button. </text:p>
      <text:p text:style-name="P1"/>
      <text:p text:style-name="P1">“FARMING OR AGRICULTURAL SETTLEMENT&lt; TECHNICAL OR RESIDENT WORKER”</text:p>
      <text:p text:style-name="P1"/>
      <text:p text:style-name="P1">“Hello! Patricia here again. So you're a resident or technician on an agricultural settlement. What a wide world awaits you beyond the confines of your settlement. There is so much more for you to see and do. </text:p>
      <text:p text:style-name="P1"/>
      <text:p text:style-name="P1">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1"/>
      <text:p text:style-name="P1">The video came to an end</text:p>
      <text:p text:style-name="P1"/>
      <text:p text:style-name="P1">“What's the truth? Who is this woman?”<text:line-break/><text:line-break/>Arnold sighed. He pulled himself away from his work. </text:p>
      <text:p text:style-name="P1"/>
      <text:p text:style-name="P1">“She's a scientists in the Empire (NEW WORD FOR EMPIRE?) <text:s/>Central Labs- as far as I can tell she's one <text:s/>of several scientists who </text:p>
      <text:p text:style-name="P1">coded this message. And the truth- I don't know, but I am called to find out.”</text:p>
      <text:p text:style-name="P1"/>
      <text:p text:style-name="P1">Were you supposed to find me Aurther? The question hung in the air. </text:p>
      <text:p text:style-name="P1"/>
      <text:p text:style-name="P1">“Yes.” </text:p>
      <text:p text:style-name="P1"/>
      <text:p text:style-name="P1">Why didn't you?</text:p>
      <text:p text:style-name="P1"/>
      <text:p text:style-name="P1">“I am noticably bad at interaction, and I did not see it a productive line of research. It took me a short while longer, but I crafted a method to leave on my own.”<text:line-break/><text:soft-page-break/>“What's your method?” </text:p>
      <text:p text:style-name="P1"/>
      <text:p text:style-name="P1">“That's not why I brought you here. This lab, everything here, the tapes are all yours. You surely can use them, just like I have, to make an escape for yourself.” <text:line-break/><text:line-break/>“I know nothing of science. I'd have no abiltty to get myself out of here. The tape says we are supposed to work in teams Aurthur.”</text:p>
      <text:p text:style-name="P1"/>
      <text:p text:style-name="P1">No time. I wish you all the luck. Please make sure my plant get's watered. </text:p>
      <text:p text:style-name="P1"/>
      <text:p text:style-name="P1">And just like that he strode, selfishly caring for nothing and noone but himself and the exit he had so craftily calculated. </text:p>
      <text:p text:style-name="P1"/>
      <text:p text:style-name="P1"/>
      <text:p text:style-name="P1">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1"/>
      <text:p text:style-name="P1">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shook Stone's hand, the farmers and their families erupted. All the stands of wares and trade manned by the ships crews were quiet and waited. Most knew, and those that didn't were still shrewed traders. </text:p>
      <text:p text:style-name="P1"/>
      <text:p text:style-name="P1">Joaquin stepped into the ring of trading. “Good brother Marsh should we not have the matches now?”</text:p>
      <text:p text:style-name="P1"/>
      <text:p text:style-name="P1">A few giggles escaped the lips of the crowd. More mugs of dark beer were passed from fillers at the kegs down the lengths of the rough hewn tables. Small children toddled between the low seats. </text:p>
      <text:p text:style-name="P1"/>
      <text:p text:style-name="P1">Joaquin drew a case from the captains wallet, inside were twenty four oblong syringes of company ensyme. The whole replacement population for this 3000 person slug. </text:p>
      <text:p text:style-name="P1"/>
      <text:p text:style-name="P1">Marsh nodded. </text:p>
      <text:p text:style-name="P1"/>
      <text:p text:style-name="P1">“BROTHERS AND SISTERS. It is a time for sowing. A time to stand the new trees in firm soil and brace them with the worlds of the lord.”</text:p>
      <text:p text:style-name="P1"/>
      <text:p text:style-name="P1">The company has no greater joy than to know that it's people are walking in the ways of truth. And so we are sent this privilidge. To be fruitful and multiply. </text:p>
      <text:p text:style-name="P1"/>
      <text:p text:style-name="P1">Marsh unrolled a scroll and held it against the podium. Families were tense- those with daughters or sons to be matched looked on hopefully. </text:p>
      <text:p text:style-name="P1"/>
      <text:p text:style-name="P1"><text:soft-page-break/>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ed the dias. <text:line-break/><text:line-break/>Joaquin readied the vials in his hands. Two children for the happy couple- a momentary lifting of the yoke that tied them all. </text:p>
      <text:p text:style-name="P1"/>
      <text:p text:style-name="P1">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1"/>
      <text:p text:style-name="P1">Stone stammered at his elbow- “How long should this one stand captain?” <text:line-break/><text:line-break/>Until these vials are gone Stone. </text:p>
      <text:p text:style-name="P1"/>
      <text:p text:style-name="P1">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text:p>
      <text:p text:style-name="P1"/>
      <text:p text:style-name="P1">Captain- said stone following him. “Tell me the story of <text:s/>Shap-ng-tsai?” <text:line-break/><text:line-break/>The tale of the warlord was a long one. And banned at that. But Joaquin remembered the pleasant crunch the auditors nose had made against Stones fist. <text:line-break/><text:line-break/>“Stone you did well today.” They walked deeper into the alley ways around the ship. <text:line-break/><text:lin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Come with me. The story of Shap-ng-tsai you will have.” <text:line-break/><text:line-break/>The alley ways were strewn with the refuse of a days trading. It wasn't long before 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ext:soft-pag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 large farmer was being installed into one of the amneotic cores of a cubical. Wires tubes and over it all an pink tangerine orange light defused and invited. </text:p>
      <text:p text:style-name="P1"/>
      <text:p text:style-name="P1">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1"/>
      <text:p text:style-name="P1">“Of such things let us always speak” intoned the white beareded attendant. </text:p>
      <text:p text:style-name="P1"/>
      <text:p text:style-name="P1">“and carry in our hearts” phrased back the captain. The captain and the white beard looked at Stone, waiting. </text:p>
      <text:p text:style-name="P1"/>
      <text:p text:style-name="P1">He stammered for the secret words he knew- that all captains present and possibliy future knew</text:p>
      <text:p text:style-name="P1"/>
      <text:p text:style-name="P1">“until they are reality” He finished. </text:p>
      <text:p text:style-name="P1"/>
      <text:p text:style-name="P1">The white beard drew an oblong pincer from his belt. The thin bladed ends shined in the muted light. He held them ready. “This way.” </text:p>
      <text:p text:style-name="P1"/>
      <text:p text:style-name="P1">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1"/>
      <text:p text:style-name="P1">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1"/>
      <text:p text:style-name="P1">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soft-page-break/><text:line-break/>“He has never dove before?” </text:p>
      <text:p text:style-name="P1"/>
      <text:p text:style-name="P1">The captain laughed. “Stone have you strode a waking dream?” </text:p>
      <text:p text:style-name="P1"/>
      <text:p text:style-name="P1">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himself like a fool. As the auditors and company would have him. But when he knows what he is, then he will be a fool no longer.” <text:line-break/><text:line-break/>“I am at your command. My daughters- Peace and Misery will a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uruments he was starteled by a daughter. </text:p>
      <text:p text:style-name="P1"/>
      <text:p text:style-name="P1">“Come. You should clean your body.” <text:line-break/><text:line-break/>“And prepare your heart.” </text:p>
      <text:p text:style-name="P1"/>
      <text:p text:style-name="P1">First a lavitory- Stone was embarrased when the women said “Empty your body.” He urinated, and deficated. Over concious of the two white eyed women just at the other side of the door. When he had finished- </text:p>
      <text:p text:style-name="P1"/>
      <text:p text:style-name="P1">They motioned to a shower. Stone disrobed and his enormous muscled frame and round belly filled the wash stand. It was pleasant to have enough time to bathe and be alone for a moment. </text:p>
      <text:p text:style-name="P1"/>
      <text:p text:style-name="P1">with blind eyes they served him a deep bowl of sweet broth. <text:line-break/><text:line-break/>“That hunger or thirst will not pull you from the dream.” </text:p>
      <text:p text:style-name="P1"/>
      <text:p text:style-name="P1">when he had eatten they took him back to the captain's meditative form. <text:line-break/><text:line-break/>“He is ready” </text:p>
      <text:p text:style-name="P1"/>
      <text:p text:style-name="P1">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1"/>
      <text:p text:style-name="P1">“You see how deeply this secret is respected. My father guards it with his own heart.” <text:line-break/><text:line-break/><text:soft-pag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dare not show his fear and was stoic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flowed a river through rocky and steep gorges. Until it's crashing to the high green grasses that flowed in the winds. </text:p>
      <text:p text:style-name="P1"/>
      <text:p text:style-name="P1">“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1"/>
      <text:p text:style-name="P1">They walked some distance. <text:s/>Nothing but the swaying grass and river beside them. Stone could not tell where they were going, until The river tinged, then ran entirely red with blood. Carrion crows circled the vast grassland and dots of bodies began to materialize as they closed the distance</text:p>
      <text:p text:style-name="P1"/>
      <text:p text:style-name="P1">Broken men shattered by mace strokes, cleaved with heavy axes littered the outskirts, then lay enmase as the three strode the battle field. The sisters stayed at his elbows and they drew closer to living men standing among the dead.</text:p>
      <text:p text:style-name="P1"/>
      <text:p text:style-name="P1">“FOOL!” Yelled a tall lithe man muscular and sinyewe.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text:soft-page-break/>Reich. The man heard his oath, rudely tore open his shirt and pressed a self heating brand to his chest, the flesh curling from the mark. <text:line-break/><text:line-break/>“Good” and Pasne-Pan-Reich dropped a jeweled mace, a dragon's head with a facetted iron ball in it's mouth, to the ground. “Kill her.” </text:p>
      <text:p text:style-name="P1"/>
      <text:p text:style-name="P1">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1"/>
      <text:p text:style-name="P1">Go now. Fool of fools. You will joint the leppers brigade, where you will be a loyal finger to my hand until you fall off. <text:line-break/></text:p>
      <text:p text:style-name="P1">The dragon's head mace was not returned. </text:p>
      <text:p text:style-name="P1"/>
      <text:p text:style-name="P1">“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1"/>
      <text:p text:style-name="P1">“To see grandfather made mistakes. And learn how he overcame them. </text:p>
      <text:p text:style-name="P1"/>
      <text:p text:style-name="P1">To the lepper regiment the four trooped. The Sun dipped behind the snow stacked mountains. Gold light <text:s/>flecked the horrors of the battle field. Rain begain in the distace, somber. The winds that drove the rains were cold. Leppers drew their cloaks closer. <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1"/>
      <text:p text:style-name="P1">Grandfather stood in absolute disgust. <text:line-break/><text:line-break/>A figure approched. <text:line-break/><text:line-break/>“You the new recruit? Said a tall man- his face pocked and deadly guant. He stood like a black shaddow.</text:p>
      <text:p text:style-name="P1"/>
      <text:p text:style-name="P1">Grandfather only knodded. </text:p>
      <text:p text:style-name="P1"/>
      <text:p text:style-name="P1">Come get a warm welcome. Men- a new recuit. The battalion of lepers gathered round grandfather and each begain to embrace him. Repulsed he tried to back away. </text:p>
      <text:p text:style-name="P1"/>
      <text:p text:style-name="P1">Don't struggle- Do you want your new brothers to think you don't like them? That you're embarrased to <text:soft-page-break/>be embraced by them? </text:p>
      <text:p text:style-name="P1"/>
      <text:p text:style-name="P1">One man in rags, with out an arm coughted. “Last hugs you'll ever get. You'll come to appreciate them in time.”<text:line-break/><text:line-break/>“We've lost four men.” said a lutenant to the learder- </text:p>
      <text:p text:style-name="P1"/>
      <text:p text:style-name="P1">We'll get them back in the pursuit. Mount- it is time to ride. </text:p>
      <text:p text:style-name="P1"/>
      <text:p text:style-name="P1">A nother leper led a jet black pony to him. It saddle was woven mat overtop of greasy blakets that served as bedding and tack both. </text:p>
      <text:p text:style-name="P1"/>
      <text:p text:style-name="P1">Stone and Peace and Misery found ponies of their own- Stone could feel the animals chest expand with each of the breaths it took</text:p>
      <text:p text:style-name="P1"><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1"/>
      <text:p text:style-name="P1">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1"/>
      <text:p text:style-name="P1">Moon light petered from behind a cloud. The goggled ones drew the devices around their throats and let them hang like kerchiefs. Too birght fo rthem now. </text:p>
      <text:p text:style-name="P1"/>
      <text:p text:style-name="P1">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1"><text:soft-page-break/>You- recruit. Said the dark shadow of a leader. Grandfather rode his horse close. </text:p>
      <text:p text:style-name="P1"/>
      <text:p text:style-name="P1">“kill this man” </text:p>
      <text:p text:style-name="P1"/>
      <text:p text:style-name="P1">The man begged. Degraded himself in the mud beneath the grass. He did not recognize grandfather or he would have wept. </text:p>
      <text:p text:style-name="P1"/>
      <text:p text:style-name="P1">“We have a joiner!” The whole of the leper corps circled around the begging man. Each stripped off a bandage, a piece of cloak, some rotten gear from the horses they rode or trophy's hanging from the saddle horns. </text:p>
      <text:p text:style-name="P1"/>
      <text:p text:style-name="P1">Stone was horrified to see the begging man <text:s/>strip down his gear. His white flesh bright in the moonlight. His wound not grevious- more a coward or a lucky survivor than a walking wounded. </text:p>
      <text:p text:style-name="P1"/>
      <text:p text:style-name="P1">The leppers smattered him with their contaiminated wrappings. The leader dressed the man carefully. Welcome. Welcome- He looked the part though his flesh was still fresh. </text:p>
      <text:p text:style-name="P1"/>
      <text:p text:style-name="P1">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1"/>
      <text:p text:style-name="P1">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1"/>
      <text:p text:style-name="P1">The plains begain to lift up in this place, first slowly- then with an angle almost unclimbable. Like the stones below could not stand to be plains any longer and must be mountains- whatever the cost. </text:p>
      <text:p text:style-name="P1"/>
      <text:p text:style-name="P1">The mountain holdfast was an artefact from many <text:s/>OnnSag-non's ago. Sometimes they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1"/>
      <text:p text:style-name="P1">The crones would call it dark omens that someone had retreated to the holdfasts. </text:p>
      <text:p text:style-name="P1"/>
      <text:p text:style-name="P1">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1"/>
      <text:p text:style-name="P1">“We will go- we will tell Pan-Reich of this cowardace. But not before we leave a gift.” <text:line-break/><text:soft-page-break/>The leader pointed to a man- long dead inside. He smiled and knodded. <text:line-break/><text:line-break/>“It will be my pleasure. To wear dishonor no more. My wife weaps from the heavens at my continued existence. Give me the vial.” </text:p>
      <text:p text:style-name="P1"/>
      <text:p text:style-name="P1">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1"/>
      <text:p text:style-name="P1">Stone watch grandfather watch the man climb the tower. </text:p>
      <text:p text:style-name="P1">Shouts of warning met their ears.</text:p>
      <text:p text:style-name="P1"><text:s/>Arrows struck him but had no effect. </text:p>
      <text:p text:style-name="P1">He was inside the keep when he exploded. </text:p>
      <text:p text:style-name="P1"/>
      <text:p text:style-name="P1">A green grimed crater of gore and infection. </text:p>
      <text:p text:style-name="P1"/>
      <text:p text:style-name="P1">Shouts and retching were audible from inside and One man threw himself from the archery tower, His tunic was splattered with green gore. </text:p>
      <text:p text:style-name="P1"/>
      <text:p text:style-name="P1">The leader was pleased and left the survivors to their fate- weeks? Months? Would they quarintine the crater well enough and kill the unlucky ones near it? </text:p>
      <text:p text:style-name="P1"/>
      <text:p text:style-name="P1">Grandfathers head seemed to hang low and he was dejected. Stone screamed as the man near him pulled a set of goggles from the saddlehorn. How could he not see this? </text:p>
      <text:p text:style-name="P1"/>
      <text:p text:style-name="P1">“These goggles are a clear treachery” said stone to Misery. <text:line-break/><text:line-break/>“What would you have me do young man, full of rightous indignation?” </text:p>
      <text:p text:style-name="P1"/>
      <text:p text:style-name="P1">“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1"/>
      <text:p text:style-name="P1">Stone was silent. <text:line-break/><text:line-break/>Grandfather was silent. </text:p>
      <text:p text:style-name="P1"/>
      <text:p text:style-name="P1">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text:soft-page-break/>mountains which blocked the landing pads- and vast dream baths from the site of the competition. </text:p>
      <text:p text:style-name="P1"/>
      <text:p text:style-name="P1">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1"><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1"/>
      <text:p text:style-name="P1">Stone thought for a moment. I... I... We've always been here. I opened my eyes and there was grandfather </text:p>
      <text:p text:style-name="P1"/>
      <text:p text:style-name="P1">And what about before then? <text:lin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1"/>
      <text:p text:style-name="P1">That's why grandfather does not care about the goggles. He doesn't know they are against the rules. But then how has Pasne-Pan-Reich made these <text:s/>goggles? </text:p>
      <text:p text:style-name="P1"/>
      <text:p text:style-name="P1">This is a memory- be patient enough to observe it to the end. <text:s/></text:p>
      <text:p text:style-name="P1"/>
      <text:p text:style-name="P1">Stone sat his horse and the moved through the grass. They approched the camp. The pack of lepers began to stagger left, cutting a wide berth of the main camp. A guard spoke a challenge to them. </text:p>
      <text:p text:style-name="P1"/>
      <text:p text:style-name="P1"><text:soft-page-break/>Who rides? <text:line-break/><text:line-break/>Galotha and the lepers </text:p>
      <text:p text:style-name="P1"/>
      <text:p text:style-name="P1">I will go find Pasne-Pan-Reich. <text:line-break/><text:line-break/>Do that. We will wait here. </text:p>
      <text:p text:style-name="P1"/>
      <text:p text:style-name="P1">The horses milled and chewed the grasses. Galotha counted the men and mumbled to his lutennant. </text:p>
      <text:p text:style-name="P1"/>
      <text:p text:style-name="P1">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1"/>
      <text:p text:style-name="P1">Silently silently he backed the pair of horses to the edges of the trampled grass. With spurs he called every ounce of speed the horse had. It dug deep wihin the muscles of it haunches and drove itself forward. </text:p>
      <text:p text:style-name="P1"/>
      <text:p text:style-name="P1">Stone dug his fingers deep into the mane of his broad jawed mount and prepared to follow. Just before he galloped away- Peace's silk soft fingers stopped him. </text:p>
      <text:p text:style-name="P1"/>
      <text:p text:style-name="P1">She did not <text:s/>speak. A gesture with her eyes drew his gaze to a hillock of grass. There laid grandfather. He'd tucked to the horses side, then fallen to the grass. <text:s/></text:p>
      <text:p text:style-name="P1"/>
      <text:p text:style-name="P1">He laid his head flat to the ground and none of the leppers or the men Pasne-Pan-Reich sent after him saw or suspected. The horses would ride on for hours, by then- </text:p>
      <text:p text:style-name="P1"><text:line-break/>Grandfater was up and moving again as soon as the men passed. He removed clothing quickly as he walked. Soon he was naked- the lepers rags lay behind him. Stone noticed how large he was- large as... himself. </text:p>
      <text:p text:style-name="P1"/>
      <text:p text:style-name="P1">One arm clawing to slow his descent grandfather slid himself into the latrine. And waited. The ground 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s,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at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1"><text:soft-page-break/></text:p>
      <text:p text:style-name="P1">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1"/>
      <text:p text:style-name="P1">It was night now. Fires burned. The wind came from the mountains and everyone in the camp that there was much that was hard about life.</text:p>
      <text:p text:style-name="P1"/>
      <text:p text:style-name="P1">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1"/>
      <text:p text:style-name="P1">This will do he mumbled to himself. </text:p>
      <text:p text:style-name="P1"/>
      <text:p text:style-name="P1">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1"><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1"/>
      <text:p text:style-name="P1">The old man took the sheaf of papers and walked away. </text:p>
      <text:p text:style-name="P1"/>
      <text:p text:style-name="P1"><text:soft-page-break/>In a few moments a luitenant returned with the man, and his wife in tow. </text:p>
      <text:p text:style-name="P1"/>
      <text:p text:style-name="P1">Where did you get this order. <text:line-break/><text:line-break/>From a leper commander. He and his men are taking a fortress near here. They need foodstuffs. Your wagon was requzitioned or that's what the old man says the orders say. I cannot read. </text:p>
      <text:p text:style-name="P1"><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1"><text:line-break/>These order are oddly written- <text:line-break/><text:line-break/>I will tell Galotha, what is wrong with them. Perhaps you could mark it with your teachers pen? I myself cannot read and do not know what they say.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1"/>
      <text:p text:style-name="P1">The dinners all cleared the wooden bowls and stacked the neatly in the wagons side cabnets. Soon the iron pot was slung in her guts and fresh foodstuffs piled high. <text:line-break/><text:line-break/>Give the last of the PATCHANANG Our well wished said the lady and spat. <text:lin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1"/>
      <text:p text:style-name="P1">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text:soft-page-break/>what ever goodness caught his eyes, or smoking lunglace tobacco and reading the sheaf of notes and book at his side. </text:p>
      <text:p text:style-name="P1"/>
      <text:p text:style-name="P1">Grandfather began to speak alou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line-break/><text:line-break/>8/3/2022</text:p>
      <text:p text:style-name="P1"/>
      <text:p text:style-name="P1">The wagon rolled on. Grandfather snorred at the reigns and the oxen led themselves. Stone wondered what would happen if he spoke to grandfather- </text:p>
      <text:p text:style-name="P1"/>
      <text:p text:style-name="P1">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1"/>
      <text:p text:style-name="P1">A lantern still burning sputtered to a hiss when grandfather put his knub of a thumb over its wick. Then he tucked the dragon mace into his belt, the axe over his shoulder and pissed off the back of the wagon. </text:p>
      <text:p text:style-name="P1"/>
      <text:p text:style-name="P1">Peace was embarassed while Misery smiled. Stone laughed. Grandfather iched himself under his arms and then sat back down on the wagon's driver board. </text:p>
      <text:p text:style-name="P1"/>
      <text:p text:style-name="P1">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soft-pag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1"/>
      <text:p text:style-name="P1">Mouth full of sausage and black bread grandfather spoke “What will you have-” arms wide and offering? </text:p>
      <text:p text:style-name="P1"/>
      <text:p text:style-name="P1">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1"/>
      <text:p text:style-name="P1">“You wear armor of the heavy cavalry of Pasne-Pan-Reich.” <text:line-break/><text:line-break/>“ I do. I was disgraced to the leper legion, from which I escaped- I killed the man who wore this armor 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1"/>
      <text:p text:style-name="P1">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1"/>
      <text:p text:style-name="P1">Do you have any proof you're not lying. Grandfather drew Pasne-Pan-Reich's iron mace from his belt and handed it to the scout. <text:line-break/><text:line-break/><text:soft-pag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1"/>
      <text:p text:style-name="P1">“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1"/>
      <text:p text:style-name="P1">“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1"/>
      <text:p text:style-name="P1">“this is fine food. It is pleasant to eat this instead of our dried jerky and fat paste.” <text:line-break/><text:line-break/>I am sure this is true smiled grandfather. When the dishes were done, and the scouts settled back into their watching and the man with the mace and his second followed the rattling wagon </text:p>
      <text:p text:style-name="P1"/>
      <text:p text:style-name="P1">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1"/>
      <text:p text:style-name="P1">What hail- what is this? Asked a guard. “This is Shap-ng-tsai. He is here to speak to our lord.” </text:p>
      <text:p text:style-name="P1"/>
      <text:p text:style-name="P1">The guard looked him over. “Where is your clan?” asked the guard. </text:p>
      <text:p text:style-name="P1"/>
      <text:p text:style-name="P1">“I am <text:s/>Shap-ng-tsai. You know if I arrive without my family, men and arms that the fate of this place has befallen me. Do no badger an old man's wounds.” </text:p>
      <text:p text:style-name="P1"/>
      <text:p text:style-name="P1">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soft-page-break/><text:line-break/>We will guard your stores- one who has traveled this far deserves his pipe at the end of the day. </text:p>
      <text:p text:style-name="P1"/>
      <text:p text:style-name="P1">Grandfather clapped him on the shoulder and settled a small pouch in his hand. <text:line-break/><text:line-break/>And a faithful guard deserves his own pipe. Thank you. </text:p>
      <text:p text:style-name="P1"/>
      <text:p text:style-name="P1">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1"/>
      <text:p text:style-name="P1">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1"/>
      <text:p text:style-name="P1">They walked from the baily to the imposing fortress walls of the mott. It stood over the richness of the baily like a spendthrift with folded arms and heavy frown, watching the riches be counted to make sure of not a single gain would slip its fingers. </text:p>
      <text:p text:style-name="P1"/>
      <text:p text:style-name="Standard"><text:span text:style-name="T8">A wrought iron gate was lifted, and then a second. Inside the mott yard even more provisions these of a higher quality. Cheeses, preserved meats, lousin berry pastries their sugary sweetness preserved the nutrious berry almost indefinately. <text:line-break/><text:line-break/>Grandfather sniffed. I am no longer disappointed to leave the comforts of my wagon, my </text:span><text:span text:style-name="T3">Gramineae </text:span> guide. </text:p>
      <text:p text:style-name="Standard"/>
      <text:p text:style-name="Standard">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soft-page-break/></text:p>
      <text:p text:style-name="Standard"/>
      <text:p text:style-name="Standard">You see the splendor here? You see we have been busy in taking the mott, and gathering everything edible in the plains. Golao has but to lay on this dias, eat, drink and fuck long enough and my mighty weapon will lay waste to <text:s/><text:span text:style-name="T8">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1"/>
      <text:p text:style-name="P1">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1"/>
      <text:p text:style-name="P1">Goloa stopped his wine sipping and wavered in his confidence. His face, once smug and gloating, now looked around at all his posessions and he winced. </text:p>
      <text:p text:style-name="P1"/>
      <text:p text:style-name="P1">What information do you have Shap-ng-tsai? And what do you want in return? </text:p>
      <text:p text:style-name="P1"/>
      <text:p text:style-name="P1">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1"/>
      <text:p text:style-name="P1">Golao chewed meat from a platter before him, and thought. <text:line-break/><text:line-break/>Stone thought to himself that this one could not see beyond his own stomach. Grandfather would have something to sway him. </text:p>
      <text:p text:style-name="P1"/>
      <text:p text:style-name="P1">It was a few moments before Golao spoke. You will have your hundred men. And I will have my plains. Go now- see the captain of the guard. He will see my will done, and you propperly debriefed. </text:p>
      <text:p text:style-name="P1"/>
      <text:p text:style-name="P1">Shap-ng-tsai bowed. </text:p>
      <text:p text:style-name="P1"><text:soft-page-break/></text:p>
      <text:p text:style-name="P1">Be gone- all of you. I tired of this- and Golao clapped his hands and the court yard cleared of merchants and administrators and filled the the sounds of another appetite. </text:p>
      <text:p text:style-name="P1"/>
      <text:p text:style-name="P1">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1"/>
      <text:p text:style-name="P1">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1"/>
      <text:p text:style-name="P1">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1"/>
      <text:p text:style-name="P1">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wife perished, I would not do that again. To anyone. Your men will all die and then hug their happy wives. You have my word.</text:p>
      <text:p text:style-name="P1"/>
      <text:p text:style-name="P1">What does that riddle mean? <text:line-break/><text:line-break/>It means that I cannot tell you what you seek to know. Your master met the same wall. Look at my eyes. </text:p>
      <text:p text:style-name="P1"/>
      <text:p text:style-name="P1">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1"/>
      <text:p text:style-name="P1">They came to a wall. The Captain barely could get his elbows to it, but grandfather leaned on it like a country apple barell and his chest <text:s/>above was shilohette against the sky </text:p>
      <text:p text:style-name="P1"/>
      <text:p text:style-name="P1">Tell me first how you came to lose your army. </text:p>
      <text:p text:style-name="P1"/>
      <text:p text:style-name="Standard"><text:span text:style-name="T8">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oft-page-break/><text:span text:style-name="T8">Each of the other armies turned towards the eastern mountains. You must konw this as you have taken </text:span><text:span text:style-name="T8">provisions from every other portion of the continent by the state of this baily. <text:line-break/><text:line-break/>The other three armies fell quickly. I bested the kadireich in single combat- as was his challenge. And 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1"/>
      <text:p text:style-name="P1">The Fel's colloums stretched for over a mile. The wisest of them wanted the broad sea to guard their backs and stand for their ancestors like honorable men. The most foolish were wine soaked and gem drunk. With the mobility of a catipillar. </text:p>
      <text:p text:style-name="P1"/>
      <text:p text:style-name="P1">We watched from the strong portion of the plains. Devils horns spread at all the places we could be advanced upon- Archers ready. </text:p>
      <text:p text:style-name="P1"/>
      <text:p text:style-name="P1">I could hear the Fel singing, and then like a man drowneding in their own blood- they gargled then tried to scream. Jeweled mace in hand he delved the eyes of the weapon. Toxic green. </text:p>
      <text:p text:style-name="P1"><text:line-break/>Do you see these serpernt's eyes? </text:p>
      <text:p text:style-name="P1"/>
      <text:p text:style-name="P1">The captain knodded. </text:p>
      <text:p text:style-name="P1"/>
      <text:p text:style-name="P1">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1"/>
      <text:p text:style-name="P1">How did he do it? Are the green eyes night fire? God gifts? </text:p>
      <text:p text:style-name="P1"/>
      <text:p text:style-name="P1">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1"/>
      <text:p text:style-name="P1">One would conclude so. </text:p>
      <text:p text:style-name="P1"/>
      <text:p text:style-name="P1">The foolish? <text:line-break/><text:line-break/>Drownd also. In jewels and wine. Mouths stuffed with any valuable at hand. The ones that tried to run were sewn in the bowls of horses who swayed <text:s/>pregnant with a cruel <text:s/>doom they did not earn or understand. </text:p>
      <text:p text:style-name="P1"><text:soft-page-break/></text:p>
      <text:p text:style-name="P1">How would they have the time- the power to execute such horrors? </text:p>
      <text:p text:style-name="P1"/>
      <text:p text:style-name="P1">Captain do you remember your mother? </text:p>
      <text:p text:style-name="P1"/>
      <text:p text:style-name="P1">My mother? What does she have to do with... and he paused. The wind played over the flags hung on the baily and Stone saw his eyes widen. </text:p>
      <text:p text:style-name="P1"/>
      <text:p text:style-name="P1">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1"/>
      <text:p text:style-name="Standard"><text:span text:style-name="T8">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not see it as the message of the gods we do. <text:line-break/><text:line-break/>The captain blinked. He was rapidly trying to make sense, to acclimate to this new change in the many pieces on his chessboard. <text:line-break/><text:line-break/>Tell me the rest. How was your army taken? <text:line-break/><text:line-break/>The thousand eyes belong to lepers. </text:span><text:span text:style-name="T6">When he was come down from the mountain, great multitudes followed him.</text:span><text:span text:style-name="T7"> </text:span><text:span text:style-name="T6">[2] And there came a leper and worshipped him and shew him many foul wonders. </text:span></text:p>
      <text:p text:style-name="P4"/>
      <text:p text:style-name="P5">They crawled for hours. Up the bed of the river. Laying in the splashing water and belly to the stones and sand. In the grasslands they advanced on us in swi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Standard"><text:span text:style-name="T9">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oft-page-break/><text:span text:style-name="T9">camps but we could hear them. And we could see the eyes. <text:line-break/></text:span><text:span text:style-name="T9">I hold my men blameless. I abandoned my post and ran to their aid- how could I expect the men I led to do any different? </text:span></text:p>
      <text:p text:style-name="P5"/>
      <text:p text:style-name="Standard"><text:span text:style-name="T9">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he captain sighed. And the eyes? Did you see where they had disappeared to?<text:line-break/><text:line-break/>Best I can tell they'd just thrown themselves to the ground, then crawled like vermin, in the muck to 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span></text:p>
      <text:p text:style-name="Standard"><text:span text:style-name="T9">The captain sighed. “We'd have to work for weeks to fix everything wrong with the walls and even then I'm not sure we could keep them out.”</text:span></text:p>
      <text:p text:style-name="Standard"><text:span text:style-name="T9"/></text:p>
      <text:p text:style-name="Standard"><text:span text:style-name="T9">There is another problem. Said grandfather. </text:span></text:p>
      <text:p text:style-name="Standard"><text:span text:style-name="T9"/></text:p>
      <text:p text:style-name="Standard"><text:span text:style-name="T9">The captain looked at him with tired eyes. <text:line-break/><text:line-break/>The green eyes caught most if not all of our horses. We had enough to give each of our men the customary sixteen remounts. </text:span></text:p>
      <text:p text:style-name="Standard"><text:span text:style-name="T9"/></text:p>
      <text:p text:style-name="Standard"><text:span text:style-name="T9">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oft-page-break/><text:span text:style-name="T9">look at the grazing here, unending food if managed properly. </text:span></text:p>
      <text:p text:style-name="Standard"><text:span text:style-name="T9"/></text:p>
      <text:p text:style-name="Standard"><text:span text:style-name="T9">The captain sighed. Alright. I'm convinced. The Bailey will fall. I'll tell Golao. .He will beat a concubinus to death over the news and eat a hog over the corpse- then he'll drink a half barrel of wine and come ask me for advice pathetically and remorsefully drunk. </text:span></text:p>
      <text:p text:style-name="Standard"><text:span text:style-name="T9"/></text:p>
      <text:p text:style-name="Standard"><text:span text:style-name="T9">Why do you tell me this? Asked grandfather. <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span></text:p>
      <text:p text:style-name="Standard"><text:span text:style-name="T9"/></text:p>
      <text:p text:style-name="Standard"><text:span text:style-name="T9">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span></text:p>
      <text:p text:style-name="Standard"><text:span text:style-name="T9">Night came to the bailey and the fires were piled high. Stone noticed more guards and more archers 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eyes. </text:span></text:p>
      <text:p text:style-name="Standard"><text:span text:style-name="T9"/></text:p>
      <text:p text:style-name="Standard"><text:span text:style-name="T9">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span></text:p>
      <text:p text:style-name="Standard"><text:span text:style-name="T9"/></text:p>
      <text:p text:style-name="Standard"><text:span text:style-name="T9">Misery was leaning over opposite edge of the baily walls. “The captain was a man of his word. Golao did exactly as he said. Look there is the dead concubinus being hauled away now.”</text:span><text:span text:style-name="T8"><text:line-break/></text:span></text:p>
      <text:p text:style-name="Standard"><text:span text:style-name="T8">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oft-page-break/><text:span text:style-name="T8">What was once a easy jovial collection of warriors and families was now a nation at war. Everyone worked. Even children were taken to the baily sides and given candy to “find ways in or over.” </text:span></text:p>
      <text:p text:style-name="Standard"><text:span text:style-name="T8"/></text:p>
      <text:p text:style-name="Standard"><text:span text:style-name="T8">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span></text:p>
      <text:p text:style-name="Standard"><text:span text:style-name="T8"><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span></text:p>
      <text:p text:style-name="Standard"><text:span text:style-name="T8">Stone slowed his pace ever so slightly. The crowd did not come at him so quickly. He had moments to think before he stepped. Even a split second was enough to let him stop and not fall into someone, or not trip. <text:line-break/><text:line-break/>The roads of the bialey were mud. Like the eyes of immortal gods the stars burned above and the lanterns played below, as children might mimic adults - </text:span></text:p>
      <text:p text:style-name="Standard"><text:span text:style-name="T8"/></text:p>
      <text:p text:style-name="Standard"><text:span text:style-name="T8">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span></text:p>
      <text:p text:style-name="Standard"><text:span text:style-name="T8"/></text:p>
      <text:p text:style-name="Standard"><text:span text:style-name="T8">His pony was at the wagon. The beast was sable, with a black mane. It had grown energetic on grain and sugar and pawed at the corral yard, it met him at the gate.</text:span></text:p>
      <text:p text:style-name="Standard"><text:span text:style-name="T8"><text:s/>He put forth his hand and took the reigns. Peace and Misery mounted their own horses. The night was crisp and clouds threatened rain. </text:span></text:p>
      <text:p text:style-name="Standard"><text:span text:style-name="T8"/></text:p>
      <text:p text:style-name="Standard"><text:span text:style-name="T8">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ves as it paced itself to catch the herd of men and animals before it. Stone smiled. </text:span></text:p>
      <text:p text:style-name="Standard"><text:span text:style-name="T8"/></text:p>
      <text:p text:style-name="Standard"><text:span text:style-name="T8">He was among the column in a short ride and his pony snorted nostrils drinking air once he'd come to a trot at grandfather's side. </text:span></text:p>
      <text:p text:style-name="Standard"><text:soft-page-break/><text:span text:style-name="T8">There were scouts before them- defenses from the green eyes. Paltry but better than nothing. The 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span></text:p>
      <text:p text:style-name="Standard"><text:span text:style-name="T8"/></text:p>
      <text:p text:style-name="Standard"><text:span text:style-name="T8">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span></text:p>
      <text:p text:style-name="Standard"><text:span text:style-name="T8"/></text:p>
      <text:p text:style-name="Standard"><text:span text:style-name="T8">Unevenly and without reason. <text:line-break/><text:line-break/>There may be some great cache of food or weapons somewhere. He has to check all the land in his control. Once that is done. He'll concentrate his forces at the Bailey- and we will have a fight. </text:span></text:p>
      <text:p text:style-name="Standard"><text:span text:style-name="T8"/></text:p>
      <text:p text:style-name="Standard"><text:span text:style-name="T8">For the one ruler of the grasslands. </text:span></text:p>
      <text:p text:style-name="Standard"><text:span text:style-name="T8"/></text:p>
      <text:p text:style-name="Standard"><text:span text:style-name="T8">And king of the stars said grandfather. </text:span></text:p>
      <text:p text:style-name="Standard"><text:span text:style-name="T8"/></text:p>
      <text:p text:style-name="Standard"><text:span text:style-name="T8">Stone knew what that meant. But no one here had any idea. </text:span></text:p>
      <text:p text:style-name="Standard"><text:span text:style-name="T8"/></text:p>
      <text:p text:style-name="Standard"><text:span text:style-name="T8">The empire of the grassland king had once stretched from the heartstone nebulas past the tanhauser gate and deep within the borders of the stone singers systems. A whole arm of a galaxy. <text:s/></text:span></text:p>
      <text:p text:style-name="Standard"><text:span text:style-name="T8"/></text:p>
      <text:p text:style-name="Standard"><text:span text:style-name="T8">“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span></text:p>
      <text:p text:style-name="Standard"><text:span text:style-name="T8"/></text:p>
      <text:p text:style-name="Standard"><text:span text:style-name="T8">Stone pulled the reigns of his horse so sharply in suprise that his horse veered into grandfathers. The animals shook and bucked in fits. Hooves skidding wildly on the grass. Two enormous men struggled to stay on horseback. A moment passed, and grandfather laughted. </text:span></text:p>
      <text:p text:style-name="Standard"><text:span text:style-name="T8"/></text:p>
      <text:p text:style-name="Standard"><text:span text:style-name="T8">He pulled his reigns and repeated the diving motion, this time striking stone and his horse. It was this moment that stone felt, shoulder to shoulder that his grandfather and he were the same size. Obvious to </text:span><text:soft-page-break/><text:span text:style-name="T8">any onlooker- but stone did not know what he was. Lessons for him came harder. But like his horse- he began to feel his power. <text:line-break/><text:line-break/>Struggling again and regaining power he made his horse come aside grandfathers, this time with a little tact and thought.<text:line-break/><text:line-break/>Did you just speak to me grandfather- </text:span></text:p>
      <text:p text:style-name="Standard"><text:span text:style-name="T8"/></text:p>
      <text:p text:style-name="Standard"><text:span text:style-name="T8">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So son- tell me what do you know and why are you here? How fare our people. <text:line-break/><text:line-break/>Stone looked at Misery and Peace. <text:line-break/><text:line-break/>Don't look to them. Look at me. Rules and traditions are not made for breakers like us. </text:span></text:p>
      <text:p text:style-name="Standard"><text:span text:style-name="T8"/></text:p>
      <text:p text:style-name="Standard"><text:span text:style-name="T8">We are a conquered people grandfather. </text:span></text:p>
      <text:p text:style-name="Standard"><text:span text:style-name="T8"/></text:p>
      <text:p text:style-name="Standard"><text:span text:style-name="T8">His face twisted in a deep set frown and he spat upon the ground. But no amount of spittle or clay would heal the blindness this terrible new had brought to his soul. <text:line-break/><text:line-break/>How long has it been since I lived? <text:line-break/><text:line-break/>Fifteen generations. </text:span></text:p>
      <text:p text:style-name="Standard"><text:span text:style-name="T8"/></text:p>
      <text:p text:style-name="Standard"><text:span text:style-name="T8">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span></text:p>
      <text:p text:style-name="Standard"><text:soft-page-break/><text:span text:style-name="T8">How does Pasne Pan Reich come to have the green eyes? What is the conclusion of this battle? <text:line-break/><text:line-break/>He does not know wise one. He is watching for his first time. <text:line-break/><text:line-break/>Well we will figure it out together. Come ride with me. Have you no weapon? </text:span></text:p>
      <text:p text:style-name="Standard"><text:span text:style-name="T8"/></text:p>
      <text:p text:style-name="Standard"><text:span text:style-name="T8">Stone looked about himself embarrassed. <text:line-break/><text:line-break/>Ride over there and take a spare from the stores a fine heavy saber will do for now. Stone struggled to make his pony weave to the specific horses that were hung with weapons and arrows. </text:span></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IDEA</text:p>
      <text:p text:style-name="P1"><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1"/>
      <text:p text:style-name="P1"/>
      <text:p text:style-name="P1"/>
      <text:p text:style-name="P1"/>
      <text:p text:style-name="P1"/>
      <text:p text:style-name="P1"/>
      <text:p text:style-name="P1"/>
      <text:p text:style-name="P1"/>
      <text:p text:style-name="P1"><text:soft-page-break/><text:s/></text:p>
      <text:p text:style-name="P1"/>
      <text:p text:style-name="P1"><text:s/><text:line-break/>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2-08-16T14:33:45.46</dc:date>
    <dc:creator>Blake Stanger</dc:creator>
    <meta:editing-duration>P5DT22H38M10S</meta:editing-duration>
    <meta:editing-cycles>79</meta:editing-cycles>
    <meta:generator>OpenOffice/4.1.11$Win32 OpenOffice.org_project/4111m1$Build-9808</meta:generator>
    <meta:document-statistic meta:table-count="0" meta:image-count="0" meta:object-count="0" meta:page-count="53" meta:paragraph-count="685" meta:word-count="23042" meta:character-count="125527"/>
  </office:meta>
</office:document-meta>
</file>